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E5A2866332BBDFEC.png" manifest:media-type="image/png"/>
  <manifest:file-entry manifest:full-path="Pictures/1000020100000280000001E03F4B0FC1EDE1DE6A.png" manifest:media-type="image/png"/>
  <manifest:file-entry manifest:full-path="Pictures/1000020100000280000001E090DE0B3D68D004D0.png" manifest:media-type="image/png"/>
  <manifest:file-entry manifest:full-path="Pictures/10000000000008A50000058AA6444EA081C42317.jpg" manifest:media-type="image/jpeg"/>
  <manifest:file-entry manifest:full-path="Pictures/100002010000029F000002A42487AF01D67EB3F0.png" manifest:media-type="image/png"/>
  <manifest:file-entry manifest:full-path="Pictures/10000000000002DE000006723D456888F4A0BFBD.jpg" manifest:media-type="image/jpeg"/>
  <manifest:file-entry manifest:full-path="Pictures/100000000000094C0000044DECCE2C8B92942671.jpg" manifest:media-type="image/jpeg"/>
  <manifest:file-entry manifest:full-path="Pictures/1000020100000280000001E0BA3CDBF56D9F316E.png" manifest:media-type="image/png"/>
  <manifest:file-entry manifest:full-path="Pictures/100002010000020000000202D0981BD305D29B49.png" manifest:media-type="image/png"/>
  <manifest:file-entry manifest:full-path="Pictures/10000000000005A1000005B5489FE29C170518C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Corsivo" style:font-family-generic="roman" style:font-pitch="variable"/>
    <style:font-face style:name="Times New Roman2" svg:font-family="'Times New Roman'" style:font-adornments="Grassetto"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14.492cm" fo:margin-left="1.222cm" table:align="left"/>
    </style:style>
    <style:style style:name="Tabella1.A" style:family="table-column">
      <style:table-column-properties style:column-width="3.623cm"/>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background-color="#dddddd" fo:padding="0.097cm" fo:border-left="0.05pt solid #000000" fo:border-right="none" fo:border-top="none" fo:border-bottom="0.05pt solid #000000">
        <style:background-image/>
      </style:table-cell-properties>
    </style:style>
    <style:style style:name="Tabella1.D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a1.A3" style:family="table-cell">
      <style:table-cell-properties fo:background-color="#ffffff" fo:padding="0.097cm" fo:border-left="0.05pt solid #000000" fo:border-right="none" fo:border-top="none" fo:border-bottom="0.05pt solid #000000">
        <style:background-image/>
      </style:table-cell-properties>
    </style:style>
    <style:style style:name="Tabella1.D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0.05pt solid #000000" fo:border-top="none" fo:border-bottom="0.05pt solid #000000"/>
    </style:style>
    <style:style style:name="Tabella1.9" style:family="table-row">
      <style:table-row-properties style:min-row-height="0.744cm"/>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Times New Roman3" fo:font-size="9pt" fo:font-style="italic" style:font-size-asian="9pt" style:font-style-asian="italic" style:font-size-complex="9pt" style:font-style-complex="italic"/>
    </style:style>
    <style:style style:name="P2" style:family="paragraph" style:parent-style-name="Footer">
      <style:text-properties style:font-name="Times New Roman3" fo:font-size="10pt" fo:font-style="italic" style:font-size-asian="10pt" style:font-style-asian="italic" style:font-size-complex="10pt" style:font-style-complex="italic"/>
    </style:style>
    <style:style style:name="P3" style:family="paragraph" style:parent-style-name="Footer">
      <style:text-properties style:font-name="Times New Roman3" fo:font-size="11pt" style:font-size-asian="9.60000038146973pt" style:font-size-complex="11pt"/>
    </style:style>
    <style:style style:name="P4" style:family="paragraph" style:parent-style-name="Footer">
      <style:paragraph-properties fo:text-align="end" style:justify-single-word="false"/>
      <style:text-properties style:font-name="Times New Roman3" fo:font-size="11pt" style:font-size-asian="9.60000038146973pt" style:font-size-complex="11pt"/>
    </style:style>
    <style:style style:name="P5" style:family="paragraph" style:parent-style-name="Text_20_body">
      <style:text-properties officeooo:paragraph-rsid="00094a54"/>
    </style:style>
    <style:style style:name="P6" style:family="paragraph" style:parent-style-name="Text_20_body">
      <style:text-properties officeooo:paragraph-rsid="000ad8f7"/>
    </style:style>
    <style:style style:name="P7" style:family="paragraph" style:parent-style-name="Text_20_body">
      <style:text-properties fo:font-size="20pt" officeooo:rsid="000e46a5" officeooo:paragraph-rsid="000e46a5" style:font-size-asian="20pt" style:font-size-complex="20pt"/>
    </style:style>
    <style:style style:name="P8" style:family="paragraph" style:parent-style-name="Text_20_body">
      <style:text-properties officeooo:paragraph-rsid="00115b41"/>
    </style:style>
    <style:style style:name="P9" style:family="paragraph" style:parent-style-name="Text_20_body">
      <style:text-properties officeooo:rsid="001aba85" officeooo:paragraph-rsid="001aba85"/>
    </style:style>
    <style:style style:name="P10" style:family="paragraph" style:parent-style-name="Text_20_body">
      <style:text-properties officeooo:paragraph-rsid="001aba85"/>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center" style:justify-single-word="false"/>
      <style:text-properties fo:font-variant="small-caps" fo:font-size="20pt" officeooo:rsid="000e46a5" officeooo:paragraph-rsid="000e46a5" style:font-size-asian="20pt" style:font-size-complex="20pt"/>
    </style:style>
    <style:style style:name="P13" style:family="paragraph" style:parent-style-name="Text_20_body">
      <style:paragraph-properties fo:text-align="center" style:justify-single-word="false"/>
      <style:text-properties fo:font-variant="small-caps" fo:font-size="20pt" officeooo:rsid="001044df" officeooo:paragraph-rsid="001044df" style:font-size-asian="20pt" style:font-size-complex="20pt"/>
    </style:style>
    <style:style style:name="P14" style:family="paragraph" style:parent-style-name="Text_20_body">
      <style:paragraph-properties fo:text-align="center" style:justify-single-word="false"/>
      <style:text-properties fo:font-variant="small-caps" fo:font-size="26pt" officeooo:rsid="000e46a5" officeooo:paragraph-rsid="000e46a5" style:font-size-asian="26pt" style:font-size-complex="26pt"/>
    </style:style>
    <style:style style:name="P15" style:family="paragraph" style:parent-style-name="Text_20_body">
      <style:paragraph-properties fo:text-align="center" style:justify-single-word="false"/>
      <style:text-properties fo:font-variant="small-caps" fo:font-size="24pt" officeooo:rsid="000e46a5" officeooo:paragraph-rsid="000e46a5" style:font-size-asian="24pt" style:font-size-complex="24pt"/>
    </style:style>
    <style:style style:name="P16" style:family="paragraph" style:parent-style-name="Text_20_body">
      <style:text-properties officeooo:paragraph-rsid="001757c3"/>
    </style:style>
    <style:style style:name="P17" style:family="paragraph" style:parent-style-name="Text_20_body">
      <style:text-properties officeooo:rsid="0026e0b1" officeooo:paragraph-rsid="0026e0b1"/>
    </style:style>
    <style:style style:name="P18" style:family="paragraph" style:parent-style-name="Text_20_body">
      <style:text-properties officeooo:paragraph-rsid="002e9a1e"/>
    </style:style>
    <style:style style:name="P19" style:family="paragraph" style:parent-style-name="Text_20_body">
      <style:text-properties officeooo:rsid="0035e3c9" officeooo:paragraph-rsid="0035e3c9"/>
    </style:style>
    <style:style style:name="P20" style:family="paragraph" style:parent-style-name="Text_20_body">
      <style:text-properties officeooo:paragraph-rsid="0012b6cc"/>
    </style:style>
    <style:style style:name="P21" style:family="paragraph" style:parent-style-name="Text_20_body">
      <style:text-properties officeooo:paragraph-rsid="003fa72d"/>
    </style:style>
    <style:style style:name="P22" style:family="paragraph" style:parent-style-name="Text_20_body">
      <style:text-properties officeooo:paragraph-rsid="00413bde"/>
    </style:style>
    <style:style style:name="P23" style:family="paragraph" style:parent-style-name="Text_20_body">
      <style:text-properties officeooo:rsid="00413bde" officeooo:paragraph-rsid="00413bde"/>
    </style:style>
    <style:style style:name="P24" style:family="paragraph" style:parent-style-name="Text_20_body">
      <style:text-properties officeooo:paragraph-rsid="004931f3"/>
    </style:style>
    <style:style style:name="P25" style:family="paragraph" style:parent-style-name="Text_20_body">
      <loext:graphic-properties draw:fill="none"/>
      <style:paragraph-properties fo:margin-left="0cm" fo:margin-right="0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style:font-size-asian="15pt" style:font-size-complex="15pt"/>
    </style:style>
    <style:style style:name="P26" style:family="paragraph" style:parent-style-name="Text_20_body">
      <loext:graphic-properties draw:fill="none"/>
      <style:paragraph-properties fo:margin-left="0cm" fo:margin-right="0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fo:font-weight="bold" style:font-size-asian="15pt" style:font-weight-asian="bold" style:font-size-complex="15pt" style:font-weight-complex="bold"/>
    </style:style>
    <style:style style:name="P27" style:family="paragraph" style:parent-style-name="Text_20_body">
      <loext:graphic-properties draw:fill="none"/>
      <style:paragraph-properties fo:margin-left="0cm" fo:margin-right="0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fo:font-style="italic" style:font-size-asian="15pt" style:font-style-asian="italic" style:font-size-complex="15pt" style:font-style-complex="italic"/>
    </style:style>
    <style:style style:name="P28" style:family="paragraph" style:parent-style-name="Text_20_body">
      <loext:graphic-properties draw:fill="none"/>
      <style:paragraph-properties fo:margin-left="0cm" fo:margin-right="0.101cm" fo:margin-top="0.101cm" fo:margin-bottom="0.101cm" loext:contextual-spacing="false" fo:line-height="135%" fo:text-align="center" style:justify-single-word="false" fo:text-indent="0cm" style:auto-text-indent="false" fo:background-color="transparent" style:vertical-align="auto" style:snap-to-layout-grid="true"/>
      <style:text-properties fo:font-size="15pt" fo:font-style="italic" style:font-size-asian="15pt" style:font-style-asian="italic" style:font-size-complex="15pt" style:font-style-complex="italic"/>
    </style:style>
    <style:style style:name="P29" style:family="paragraph" style:parent-style-name="Standard">
      <style:text-properties officeooo:rsid="00048e7a" officeooo:paragraph-rsid="004c76c2"/>
    </style:style>
    <style:style style:name="P30" style:family="paragraph" style:parent-style-name="Text_20_body" style:master-page-name="First_20_Page">
      <style:paragraph-properties style:page-number="auto"/>
    </style:style>
    <style:style style:name="P31" style:family="paragraph" style:parent-style-name="Text_20_body" style:master-page-name="Index">
      <style:paragraph-properties style:page-number="auto" fo:break-before="page"/>
      <style:text-properties officeooo:paragraph-rsid="0012b6cc"/>
    </style:style>
    <style:style style:name="P32" style:family="paragraph" style:parent-style-name="Text_20_body" style:list-style-name="L1"/>
    <style:style style:name="P33" style:family="paragraph" style:parent-style-name="Text_20_body">
      <style:text-properties officeooo:rsid="00048e7a"/>
    </style:style>
    <style:style style:name="P34" style:family="paragraph" style:parent-style-name="Text_20_body" style:list-style-name="L2"/>
    <style:style style:name="P35" style:family="paragraph" style:parent-style-name="Text_20_body">
      <style:text-properties officeooo:paragraph-rsid="00522541"/>
    </style:style>
    <style:style style:name="P36" style:family="paragraph" style:parent-style-name="Text_20_body">
      <style:text-properties fo:font-style="italic" style:font-style-asian="italic" style:font-style-complex="italic"/>
    </style:style>
    <style:style style:name="P37" style:family="paragraph" style:parent-style-name="Text_20_body">
      <style:text-properties fo:font-style="italic" officeooo:paragraph-rsid="0062efb9" style:font-style-asian="italic" style:font-style-complex="italic"/>
    </style:style>
    <style:style style:name="P38" style:family="paragraph" style:parent-style-name="Text_20_body">
      <style:text-properties fo:font-style="italic" officeooo:rsid="00648499" officeooo:paragraph-rsid="00648499" style:font-style-asian="italic" style:font-style-complex="italic"/>
    </style:style>
    <style:style style:name="P39" style:family="paragraph" style:parent-style-name="Text_20_body">
      <style:text-properties officeooo:paragraph-rsid="0069f2d2"/>
    </style:style>
    <style:style style:name="P40" style:family="paragraph" style:parent-style-name="Title" style:master-page-name="Index">
      <style:paragraph-properties style:page-number="1" fo:break-before="page"/>
    </style:style>
    <style:style style:name="P41" style:family="paragraph" style:parent-style-name="Header">
      <style:paragraph-properties>
        <style:tab-stops>
          <style:tab-stop style:position="17.907cm" style:type="right" style:leader-style="dotted" style:leader-text="."/>
        </style:tab-stops>
      </style:paragraph-properties>
    </style:style>
    <style:style style:name="P42" style:family="paragraph" style:parent-style-name="Heading_20_1" style:master-page-name="Standard">
      <style:paragraph-properties style:page-number="1" fo:break-before="page"/>
      <style:text-properties officeooo:paragraph-rsid="0012b6cc"/>
    </style:style>
    <style:style style:name="P43" style:family="paragraph" style:parent-style-name="Heading_20_1" style:master-page-name="Standard">
      <style:paragraph-properties style:page-number="auto" fo:break-before="page"/>
    </style:style>
    <style:style style:name="P44" style:family="paragraph" style:parent-style-name="Heading_20_1">
      <style:paragraph-properties fo:break-before="page"/>
    </style:style>
    <style:style style:name="P45" style:family="paragraph" style:parent-style-name="Heading_20_1">
      <style:paragraph-properties fo:break-before="page"/>
      <style:text-properties officeooo:paragraph-rsid="000c876b"/>
    </style:style>
    <style:style style:name="P46" style:family="paragraph" style:parent-style-name="Heading_20_2">
      <style:text-properties officeooo:paragraph-rsid="001b21cc"/>
    </style:style>
    <style:style style:name="P47" style:family="paragraph" style:parent-style-name="Heading_20_2">
      <style:text-properties officeooo:rsid="001bc845" officeooo:paragraph-rsid="001bc845"/>
    </style:style>
    <style:style style:name="P48" style:family="paragraph" style:parent-style-name="Heading_20_2">
      <style:paragraph-properties fo:margin-left="0cm" fo:margin-right="1cm" fo:text-indent="0cm" style:auto-text-indent="false"/>
      <style:text-properties officeooo:rsid="004c76c2" officeooo:paragraph-rsid="004c76c2"/>
    </style:style>
    <style:style style:name="P49" style:family="paragraph" style:parent-style-name="Contents_20_2">
      <style:paragraph-properties>
        <style:tab-stops>
          <style:tab-stop style:position="16.506cm" style:type="right" style:leader-style="dotted" style:leader-text="."/>
        </style:tab-stops>
      </style:paragraph-properties>
    </style:style>
    <style:style style:name="T1" style:family="text">
      <style:text-properties officeooo:rsid="00091c78"/>
    </style:style>
    <style:style style:name="T2" style:family="text">
      <style:text-properties officeooo:rsid="0014288e"/>
    </style:style>
    <style:style style:name="T3" style:family="text">
      <style:text-properties officeooo:rsid="0015e4af"/>
    </style:style>
    <style:style style:name="T4" style:family="text">
      <style:text-properties fo:font-style="italic" style:font-style-asian="italic" style:font-style-complex="italic"/>
    </style:style>
    <style:style style:name="T5" style:family="text">
      <style:text-properties fo:font-style="italic" officeooo:rsid="0023a7e0" style:font-style-asian="italic" style:font-style-complex="italic"/>
    </style:style>
    <style:style style:name="T6" style:family="text">
      <style:text-properties fo:font-style="italic" officeooo:rsid="0023bacd" style:font-style-asian="italic" style:font-style-complex="italic"/>
    </style:style>
    <style:style style:name="T7" style:family="text">
      <style:text-properties fo:font-style="italic" officeooo:rsid="002f61cf" style:font-style-asian="italic" style:font-style-complex="italic"/>
    </style:style>
    <style:style style:name="T8" style:family="text">
      <style:text-properties fo:font-style="italic" officeooo:rsid="00062682" style:font-style-asian="italic" style:font-style-complex="italic"/>
    </style:style>
    <style:style style:name="T9" style:family="text">
      <style:text-properties fo:font-style="italic" officeooo:rsid="005fe4c1"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officeooo:rsid="00170864"/>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15e4af" style:font-weight-asian="normal" style:font-weight-complex="normal"/>
    </style:style>
    <style:style style:name="T15" style:family="text">
      <style:text-properties officeooo:rsid="001757c3"/>
    </style:style>
    <style:style style:name="T16" style:family="text">
      <style:text-properties officeooo:rsid="00194134"/>
    </style:style>
    <style:style style:name="T17" style:family="text">
      <style:text-properties officeooo:rsid="001b21cc"/>
    </style:style>
    <style:style style:name="T18" style:family="text">
      <style:text-properties officeooo:rsid="001bc845"/>
    </style:style>
    <style:style style:name="T19" style:family="text">
      <style:text-properties officeooo:rsid="0020624d"/>
    </style:style>
    <style:style style:name="T20" style:family="text">
      <style:text-properties officeooo:rsid="0023a7e0"/>
    </style:style>
    <style:style style:name="T21" style:family="text">
      <style:text-properties officeooo:rsid="0023bacd"/>
    </style:style>
    <style:style style:name="T22" style:family="text">
      <style:text-properties fo:font-style="normal" style:font-style-asian="normal" style:font-style-complex="normal"/>
    </style:style>
    <style:style style:name="T23" style:family="text">
      <style:text-properties fo:font-style="normal" officeooo:rsid="0023bacd" style:font-style-asian="normal" style:font-style-complex="normal"/>
    </style:style>
    <style:style style:name="T24" style:family="text">
      <style:text-properties fo:font-style="normal" officeooo:rsid="002c7e6d" style:font-style-asian="normal" style:font-style-complex="normal"/>
    </style:style>
    <style:style style:name="T25" style:family="text">
      <style:text-properties fo:font-style="normal" officeooo:rsid="00413bde" style:font-style-asian="normal" style:font-style-complex="normal"/>
    </style:style>
    <style:style style:name="T26" style:family="text">
      <style:text-properties fo:font-style="normal" officeooo:rsid="005fe4c1" style:font-style-asian="normal" style:font-style-complex="normal"/>
    </style:style>
    <style:style style:name="T27" style:family="text">
      <style:text-properties officeooo:rsid="0024ccf3"/>
    </style:style>
    <style:style style:name="T28" style:family="text">
      <style:text-properties officeooo:rsid="002a8910"/>
    </style:style>
    <style:style style:name="T29" style:family="text">
      <style:text-properties officeooo:rsid="002c7e6d"/>
    </style:style>
    <style:style style:name="T30" style:family="text">
      <style:text-properties officeooo:rsid="002dee59"/>
    </style:style>
    <style:style style:name="T31" style:family="text">
      <style:text-properties officeooo:rsid="002f61cf"/>
    </style:style>
    <style:style style:name="T32" style:family="text">
      <style:text-properties officeooo:rsid="00325c04"/>
    </style:style>
    <style:style style:name="T33" style:family="text">
      <style:text-properties officeooo:rsid="0034cb3e"/>
    </style:style>
    <style:style style:name="T34" style:family="text">
      <style:text-properties officeooo:rsid="00356bb3"/>
    </style:style>
    <style:style style:name="T35" style:family="text">
      <style:text-properties officeooo:rsid="00365e48"/>
    </style:style>
    <style:style style:name="T36" style:family="text">
      <style:text-properties officeooo:rsid="00382c46"/>
    </style:style>
    <style:style style:name="T37" style:family="text">
      <style:text-properties officeooo:rsid="003e6e6f"/>
    </style:style>
    <style:style style:name="T38" style:family="text">
      <style:text-properties officeooo:rsid="003fa72d"/>
    </style:style>
    <style:style style:name="T39" style:family="text">
      <style:text-properties officeooo:rsid="00413bde"/>
    </style:style>
    <style:style style:name="T40" style:family="text">
      <style:text-properties officeooo:rsid="0043266d"/>
    </style:style>
    <style:style style:name="T41" style:family="text">
      <style:text-properties officeooo:rsid="004530b2"/>
    </style:style>
    <style:style style:name="T42" style:family="text">
      <style:text-properties officeooo:rsid="0047653b"/>
    </style:style>
    <style:style style:name="T43" style:family="text">
      <style:text-properties officeooo:rsid="004931f3"/>
    </style:style>
    <style:style style:name="T44" style:family="text">
      <style:text-properties officeooo:rsid="00062682"/>
    </style:style>
    <style:style style:name="T45" style:family="text">
      <style:text-properties officeooo:rsid="000bd76a"/>
    </style:style>
    <style:style style:name="T46" style:family="text">
      <style:text-properties style:font-name="FreeMono"/>
    </style:style>
    <style:style style:name="T47" style:family="text">
      <style:text-properties style:font-name="FreeMono" officeooo:rsid="00088b12"/>
    </style:style>
    <style:style style:name="T48" style:family="text">
      <style:text-properties style:font-name="FreeMono" officeooo:rsid="000cab2b"/>
    </style:style>
    <style:style style:name="T49" style:family="text">
      <style:text-properties style:font-name="FreeMono" officeooo:rsid="00048e7a"/>
    </style:style>
    <style:style style:name="T50" style:family="text">
      <style:text-properties style:font-name="FreeMono" officeooo:rsid="00521c36"/>
    </style:style>
    <style:style style:name="T51" style:family="text">
      <style:text-properties officeooo:rsid="000cab2b"/>
    </style:style>
    <style:style style:name="T52" style:family="text">
      <style:text-properties officeooo:rsid="00088b12"/>
    </style:style>
    <style:style style:name="T53" style:family="text">
      <style:text-properties officeooo:rsid="000e88ab"/>
    </style:style>
    <style:style style:name="T54" style:family="text">
      <style:text-properties officeooo:rsid="0017ea9a"/>
    </style:style>
    <style:style style:name="T55" style:family="text">
      <style:text-properties officeooo:rsid="001849c8"/>
    </style:style>
    <style:style style:name="T56" style:family="text">
      <style:text-properties officeooo:rsid="00048e7a"/>
    </style:style>
    <style:style style:name="T57" style:family="text">
      <style:text-properties officeooo:rsid="004c76c2"/>
    </style:style>
    <style:style style:name="T58" style:family="text">
      <style:text-properties officeooo:rsid="004e5be8"/>
    </style:style>
    <style:style style:name="T59" style:family="text">
      <style:text-properties officeooo:rsid="00521c36"/>
    </style:style>
    <style:style style:name="T60" style:family="text">
      <style:text-properties officeooo:rsid="0052d562"/>
    </style:style>
    <style:style style:name="T61" style:family="text">
      <style:text-properties officeooo:rsid="00565f89"/>
    </style:style>
    <style:style style:name="T62" style:family="text">
      <style:text-properties officeooo:rsid="0059d483"/>
    </style:style>
    <style:style style:name="T63" style:family="text">
      <style:text-properties officeooo:rsid="005b70b2"/>
    </style:style>
    <style:style style:name="T64" style:family="text">
      <style:text-properties officeooo:rsid="005cee48"/>
    </style:style>
    <style:style style:name="T65" style:family="text">
      <style:text-properties officeooo:rsid="005ef0d6"/>
    </style:style>
    <style:style style:name="T66" style:family="text">
      <style:text-properties officeooo:rsid="005fe4c1"/>
    </style:style>
    <style:style style:name="T67" style:family="text">
      <style:text-properties officeooo:rsid="00614d96"/>
    </style:style>
    <style:style style:name="T68" style:family="text">
      <style:text-properties officeooo:rsid="0062efb9"/>
    </style:style>
    <style:style style:name="T69" style:family="text">
      <style:text-properties officeooo:rsid="00661128"/>
    </style:style>
    <style:style style:name="fr1" style:family="graphic" style:parent-style-name="Graphics">
      <style:graphic-properties fo:margin-left="0cm" fo:margin-right="0cm" style:vertical-pos="from-top" style:vertical-rel="page" style:horizontal-pos="from-left" style:horizontal-rel="page" fo:padding="0.002cm" fo:border="none" style:mirror="none" fo:clip="rect(-0.002cm, -0.002cm, -0.002cm, -0.00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8" svg:x="5.616cm" svg:y="16.431cm" svg:width="10.739cm" svg:height="10.83cm" draw:z-index="9">
        <draw:image xlink:href="Pictures/100002010000029F000002A42487AF01D67EB3F0.png" xlink:type="simple" xlink:show="embed" xlink:actuate="onLoad"/>
      </draw:frame>
      <text:p text:style-name="P30"/>
      <text:p text:style-name="Text_20_body"/>
      <text:p text:style-name="Text_20_body"><draw:frame draw:style-name="fr2" draw:name="Image4" text:anchor-type="paragraph" svg:y="-0.236cm" svg:width="6.876cm" svg:height="6.902cm" draw:z-index="8"><draw:image xlink:href="Pictures/100002010000020000000202D0981BD305D29B49.png" xlink:type="simple" xlink:show="embed" xlink:actuate="onLoad"/></draw:frame></text:p>
      <text:p text:style-name="P7"/>
      <text:p text:style-name="P7"/>
      <text:p text:style-name="P7"/>
      <text:p text:style-name="P7"/>
      <text:p text:style-name="P7"/>
      <text:p text:style-name="P7"/>
      <text:p text:style-name="P14">Facoltà di Ingegneria Informatica</text:p>
      <text:p text:style-name="P15">Ingegneria <text:span text:style-name="T19">di Internet e </text:span>del We<text:span text:style-name="T19">b</text:span></text:p>
      <text:p text:style-name="P12">A.A. 2015–2016</text:p>
      <text:p text:style-name="P12"/>
      <text:p text:style-name="P12">Progetto A: Web Server con adattamento dinamico di contenuti statici</text:p>
      <text:p text:style-name="P12"/>
      <text:p text:style-name="P13">G. Cassarà – G. Iannone – E. Savo</text:p>
      <text:p text:style-name="P31"/>
      <text:table-of-content text:style-name="Sect1" text:protected="true" text:name="Table of Contents1">
        <text:table-of-content-source text:outline-level="10">
          <text:index-title-template text:style-name="Title">Indice</text:index-title-template>
          <text:table-of-content-entry-template text:outline-level="1" text:style-name="Header">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40">Indice</text:p>
          </text:index-title>
          <text:p text:style-name="P41"><text:a xlink:type="simple" xlink:href="#__RefHeading___Toc1704_365581491" text:style-name="Index_20_Link" text:visited-style-name="Index_20_Link">1. <text:s text:c="5"/>Introduzione<text:tab/>1</text:a></text:p>
          <text:p text:style-name="P49"><text:a xlink:type="simple" xlink:href="#__RefHeading___Toc1006_1589727070" text:style-name="Index_20_Link" text:visited-style-name="Index_20_Link">1.1 Hideo<text:tab/>1</text:a></text:p>
          <text:p text:style-name="P49"><text:a xlink:type="simple" xlink:href="#__RefHeading___Toc1304_453622907" text:style-name="Index_20_Link" text:visited-style-name="Index_20_Link">1.2 Scelte progettuali<text:tab/>1</text:a></text:p>
          <text:p text:style-name="P49"><text:a xlink:type="simple" xlink:href="#__RefHeading___Toc1008_1589727070" text:style-name="Index_20_Link" text:visited-style-name="Index_20_Link">1.3 Codice Sorgente<text:tab/>1</text:a></text:p>
          <text:p text:style-name="P49"><text:a xlink:type="simple" xlink:href="#__RefHeading___Toc1010_1589727070" text:style-name="Index_20_Link" text:visited-style-name="Index_20_Link">1.4 Licenza d’uso<text:tab/>2</text:a></text:p>
          <text:p text:style-name="P41"><text:a xlink:type="simple" xlink:href="#__RefHeading___Toc1706_365581491" text:style-name="Index_20_Link" text:visited-style-name="Index_20_Link">2. <text:s text:c="5"/>Comportamento dell’applicazione<text:tab/>3</text:a></text:p>
          <text:p text:style-name="P49"><text:a xlink:type="simple" xlink:href="#__RefHeading___Toc1306_453622907" text:style-name="Index_20_Link" text:visited-style-name="Index_20_Link">2.1 Inizializzazione<text:tab/>3</text:a></text:p>
          <text:p text:style-name="P49"><text:a xlink:type="simple" xlink:href="#__RefHeading___Toc1308_453622907" text:style-name="Index_20_Link" text:visited-style-name="Index_20_Link">2.2 Multithreading<text:tab/>3</text:a></text:p>
          <text:p text:style-name="P49"><text:a xlink:type="simple" xlink:href="#__RefHeading___Toc1712_365581491" text:style-name="Index_20_Link" text:visited-style-name="Index_20_Link">2.3 Processamento della richiesta<text:tab/>3</text:a></text:p>
          <text:p text:style-name="P49"><text:a xlink:type="simple" xlink:href="#__RefHeading___Toc1310_453622907" text:style-name="Index_20_Link" text:visited-style-name="Index_20_Link">2.4 Inoltro del contenuto<text:tab/>4</text:a></text:p>
          <text:p text:style-name="P49"><text:a xlink:type="simple" xlink:href="#__RefHeading___Toc1714_365581491" text:style-name="Index_20_Link" text:visited-style-name="Index_20_Link">2.5 Chiusura della connessione<text:tab/>4</text:a></text:p>
          <text:p text:style-name="P41"><text:a xlink:type="simple" xlink:href="#__RefHeading___Toc1716_365581491" text:style-name="Index_20_Link" text:visited-style-name="Index_20_Link">3. <text:s text:c="5"/>WURFL<text:tab/>5</text:a></text:p>
          <text:p text:style-name="P49"><text:a xlink:type="simple" xlink:href="#__RefHeading___Toc1024_1589727070" text:style-name="Index_20_Link" text:visited-style-name="Index_20_Link">3.1 Introduzione<text:tab/>5</text:a></text:p>
          <text:p text:style-name="P49"><text:a xlink:type="simple" xlink:href="#__RefHeading___Toc1026_1589727070" text:style-name="Index_20_Link" text:visited-style-name="Index_20_Link">3.2 Come ottenere WURFL<text:tab/>5</text:a></text:p>
          <text:p text:style-name="P49"><text:a xlink:type="simple" xlink:href="#__RefHeading___Toc1028_1589727070" text:style-name="Index_20_Link" text:visited-style-name="Index_20_Link">3.3 Funzionamento<text:tab/>5</text:a></text:p>
          <text:p text:style-name="P49"><text:a xlink:type="simple" xlink:href="#__RefHeading___Toc1030_1589727070" text:style-name="Index_20_Link" text:visited-style-name="Index_20_Link">3.4 Osservazioni<text:tab/>6</text:a></text:p>
          <text:p text:style-name="P41"><text:a xlink:type="simple" xlink:href="#__RefHeading___Toc1718_365581491" text:style-name="Index_20_Link" text:visited-style-name="Index_20_Link">4. <text:s text:c="5"/>Adattamento dell’immagine<text:tab/>7</text:a></text:p>
          <text:p text:style-name="P49"><text:a xlink:type="simple" xlink:href="#__RefHeading___Toc1687_424251459" text:style-name="Index_20_Link" text:visited-style-name="Index_20_Link">4.1 ImageMagick<text:tab/>7</text:a></text:p>
          <text:p text:style-name="P49"><text:a xlink:type="simple" xlink:href="#__RefHeading___Toc1689_424251459" text:style-name="Index_20_Link" text:visited-style-name="Index_20_Link">4.2 Funzionamento<text:tab/>7</text:a></text:p>
          <text:p text:style-name="P49"><text:a xlink:type="simple" xlink:href="#__RefHeading___Toc1691_424251459" text:style-name="Index_20_Link" text:visited-style-name="Index_20_Link">4.3 Osservazioni<text:tab/>7</text:a></text:p>
          <text:p text:style-name="P49"><text:a xlink:type="simple" xlink:href="#__RefHeading___Toc1693_424251459" text:style-name="Index_20_Link" text:visited-style-name="Index_20_Link">4.4 Un diverso approccio<text:tab/>8</text:a></text:p>
          <text:p text:style-name="P41"><text:a xlink:type="simple" xlink:href="#__RefHeading___Toc1720_365581491" text:style-name="Index_20_Link" text:visited-style-name="Index_20_Link">5. <text:s text:c="5"/>Struttura ed Architettura dell’Applicazione<text:tab/>9</text:a></text:p>
          <text:p text:style-name="P49"><text:a xlink:type="simple" xlink:href="#__RefHeading___Toc1722_365581491" text:style-name="Index_20_Link" text:visited-style-name="Index_20_Link">5.1 Server<text:tab/>9</text:a></text:p>
          <text:p text:style-name="P49"><text:a xlink:type="simple" xlink:href="#__RefHeading___Toc1724_365581491" text:style-name="Index_20_Link" text:visited-style-name="Index_20_Link">5.2 Server main e thread_job<text:tab/>9</text:a></text:p>
          <text:p text:style-name="P49"><text:a xlink:type="simple" xlink:href="#__RefHeading___Toc1036_1589727070" text:style-name="Index_20_Link" text:visited-style-name="Index_20_Link">5.3 Funzione serve_request<text:tab/>10</text:a></text:p>
          <text:p text:style-name="P41"><text:a xlink:type="simple" xlink:href="#__RefHeading___Toc1726_365581491" text:style-name="Index_20_Link" text:visited-style-name="Index_20_Link">6. <text:s text:c="5"/>Cache<text:tab/>11</text:a></text:p>
          <text:p text:style-name="P49"><text:a xlink:type="simple" xlink:href="#__RefHeading___Toc1038_1589727070" text:style-name="Index_20_Link" text:visited-style-name="Index_20_Link">6.1 Funzionamento della Cache LRU<text:tab/>11</text:a></text:p>
          <text:p text:style-name="P49"><text:a xlink:type="simple" xlink:href="#__RefHeading___Toc1040_1589727070" text:style-name="Index_20_Link" text:visited-style-name="Index_20_Link">6.2 Richiesta di un file<text:tab/>12</text:a></text:p>
          <text:p text:style-name="P49"><text:a xlink:type="simple" xlink:href="#__RefHeading___Toc1042_1589727070" text:style-name="Index_20_Link" text:visited-style-name="Index_20_Link">6.3 Rimozione di una entry<text:tab/>13</text:a></text:p>
          <text:p text:style-name="P49"><text:a xlink:type="simple" xlink:href="#__RefHeading___Toc1044_1589727070" text:style-name="Index_20_Link" text:visited-style-name="Index_20_Link">6.4 Inserimento<text:tab/>13</text:a></text:p>
          <text:p text:style-name="P49"><text:a xlink:type="simple" xlink:href="#__RefHeading___Toc1046_1589727070" text:style-name="Index_20_Link" text:visited-style-name="Index_20_Link">6.5 Osservazioni<text:tab/>14</text:a></text:p>
          <text:p text:style-name="P49"><text:a xlink:type="simple" xlink:href="#__RefHeading___Toc1048_1589727070" text:style-name="Index_20_Link" text:visited-style-name="Index_20_Link">6.6 Prestazioni<text:tab/>15</text:a></text:p>
          <text:p text:style-name="P49"><text:a xlink:type="simple" xlink:href="#__RefHeading___Toc1050_1589727070" text:style-name="Index_20_Link" text:visited-style-name="Index_20_Link">6.7 Interfacce utilizzate<text:tab/>16</text:a></text:p>
          <text:p text:style-name="P41"><text:a xlink:type="simple" xlink:href="#__RefHeading___Toc1728_365581491" text:style-name="Index_20_Link" text:visited-style-name="Index_20_Link">7. <text:s text:c="5"/>Logger<text:tab/>18</text:a></text:p>
          <text:p text:style-name="P49"><text:a xlink:type="simple" xlink:href="#__RefHeading___Toc1052_1589727070" text:style-name="Index_20_Link" text:visited-style-name="Index_20_Link">7.1 Livelli<text:tab/>18</text:a></text:p>
          <text:p text:style-name="P49"><text:a xlink:type="simple" xlink:href="#__RefHeading___Toc1054_1589727070" text:style-name="Index_20_Link" text:visited-style-name="Index_20_Link">7.2 Implementazione<text:tab/>19</text:a></text:p>
          <text:p text:style-name="P49"><text:a xlink:type="simple" xlink:href="#__RefHeading___Toc1056_1589727070" text:style-name="Index_20_Link" text:visited-style-name="Index_20_Link">7.3 Osservazioni<text:tab/>19</text:a></text:p>
          <text:p text:style-name="P49"><text:a xlink:type="simple" xlink:href="#__RefHeading___Toc1058_1589727070" text:style-name="Index_20_Link" text:visited-style-name="Index_20_Link">7.4 Interfacce<text:tab/>21</text:a></text:p>
          <text:p text:style-name="P41"><text:a xlink:type="simple" xlink:href="#__RefHeading___Toc1730_365581491" text:style-name="Index_20_Link" text:visited-style-name="Index_20_Link">8. <text:s text:c="5"/>Performance e benchmarking<text:tab/>22</text:a></text:p>
          <text:p text:style-name="P49"><text:a xlink:type="simple" xlink:href="#__RefHeading___Toc1060_1589727070" text:style-name="Index_20_Link" text:visited-style-name="Index_20_Link">8.1 Premesse<text:tab/>22</text:a></text:p>
          <text:p text:style-name="P49"><text:a xlink:type="simple" xlink:href="#__RefHeading___Toc1062_1589727070" text:style-name="Index_20_Link" text:visited-style-name="Index_20_Link">8.2 Test<text:tab/>22</text:a></text:p>
          <text:p text:style-name="P49"><text:a xlink:type="simple" xlink:href="#__RefHeading___Toc1732_365581491" text:style-name="Index_20_Link" text:visited-style-name="Index_20_Link">8.3 Analisi del test<text:tab/>27</text:a></text:p>
          <text:p text:style-name="P41"><text:a xlink:type="simple" xlink:href="#__RefHeading___Toc1734_365581491" text:style-name="Index_20_Link" text:visited-style-name="Index_20_Link">9. <text:s text:c="5"/>Utilizzo dell’applicazione<text:tab/>29</text:a></text:p>
          <text:p text:style-name="P49"><text:a xlink:type="simple" xlink:href="#__RefHeading___Toc1064_1589727070" text:style-name="Index_20_Link" text:visited-style-name="Index_20_Link">9.1 Prerequisiti<text:tab/>29</text:a></text:p>
          <text:p text:style-name="P49"><text:a xlink:type="simple" xlink:href="#__RefHeading___Toc1066_1589727070" text:style-name="Index_20_Link" text:visited-style-name="Index_20_Link">9.2 Compilazione<text:tab/>29</text:a></text:p>
          <text:p text:style-name="P49"><text:a xlink:type="simple" xlink:href="#__RefHeading___Toc1068_1589727070" text:style-name="Index_20_Link" text:visited-style-name="Index_20_Link">9.3 Esecuzione<text:tab/>29</text:a></text:p>
          <text:p text:style-name="P41"><text:a xlink:type="simple" xlink:href="#__RefHeading___Toc1736_365581491" text:style-name="Index_20_Link" text:visited-style-name="Index_20_Link">10. <text:s text:c="5"/>Conclusioni<text:tab/>30</text:a></text:p>
        </text:index-body>
      </text:table-of-content>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42" text:outline-level="1"><text:bookmark-start text:name="__RefHeading___Toc1704_365581491"/>Introduzione<text:bookmark-end text:name="__RefHeading___Toc1704_365581491"/></text:h>
      <text:p text:style-name="P20"/>
      <text:h text:style-name="P46" text:outline-level="2"><text:bookmark-start text:name="__RefHeading___Toc1006_1589727070"/>Hideo<text:bookmark-end text:name="__RefHeading___Toc1006_1589727070"/></text:h>
      <text:p text:style-name="P5">Il <text:span text:style-name="T3">p</text:span>rogetto <text:span text:style-name="T10">Hideo</text:span><text:span text:style-name="T12"> </text:span>è un <text:span text:style-name="T10">web server </text:span>con supporto minimale del protocollo HTTP/1.1, è realizzato in linguaggio C usando le API della socket Berkeley.</text:p>
      <text:p text:style-name="P5"><text:span text:style-name="T3">Il suo</text:span> scopo è offrire agli utenti la possibilità di <text:span text:style-name="T13">scaricare immagini</text:span>, presenti nella pagina principale del server, <text:span text:style-name="T13">adatta</text:span><text:span text:style-name="T14">ndole </text:span>alle caratteristiche <text:span text:style-name="T3">ed alle necessità </text:span>del dispositivo <text:span text:style-name="T3">richiedente</text:span>.</text:p>
      <text:p text:style-name="P16">Quando un <text:span text:style-name="T4">client </text:span><text:span text:style-name="T11">si connette </text:span>viene reindirizzato sulla pagina principale, index.html, in cui sono presenti le miniature delle immagini disponibili per il download. <text:span text:style-name="T15">Cliccando </text:span>su un’immagine, essa viene convertita automaticamente dal server e poi <text:span text:style-name="T15">consegnata all’utente nella</text:span> risoluzione <text:span text:style-name="T15">e qualità </text:span>ottimale per il suo device. L’immagine convertita viene poi salvata dal server in una cache, risparmiando <text:span text:style-name="T15">il </text:span>carico e diminuendo i tempi di risposta <text:span text:style-name="T15">in caso di </text:span>successive richieste.</text:p>
      <text:h text:style-name="Heading_20_2" text:outline-level="2"><text:bookmark-start text:name="__RefHeading___Toc1304_453622907"/>Scelte progettuali<text:bookmark-end text:name="__RefHeading___Toc1304_453622907"/></text:h>
      <text:p text:style-name="Text_20_body">Il web server ha un’architettura <text:span text:style-name="T4">multithread </text:span>con pool di thread statico, quindi è capace di gestire più connessioni simultaneamente <text:span text:style-name="T15">ed </text:span>adotta un sistema di logging basato su livelli per discriminare i vari tipi di messaggi: <text:span text:style-name="T4">information</text:span>, <text:span text:style-name="T4">warning</text:span>, <text:span text:style-name="T4">error</text:span>.</text:p>
      <text:p text:style-name="Text_20_body">L<text:span text:style-name="T16">e scelte progettuali effettuate hanno avuto come obiettivo primario la minimizzazione dei tempi di risposta del server e, senza tralasciare l’ottimizzazione nell’uso e rilascio delle risorse primarie di sistema.</text:span></text:p>
      <text:p text:style-name="Text_20_body"/>
      <text:h text:style-name="Heading_20_2" text:outline-level="2"><text:bookmark-start text:name="__RefHeading___Toc1008_1589727070"/>Codice Sorgente<text:bookmark-end text:name="__RefHeading___Toc1008_1589727070"/></text:h>
      <text:p text:style-name="P10">Il codice sorgente è disponibile al seguente indirizzo:</text:p>
      <text:p text:style-name="P10"><text:tab/><text:a xlink:type="simple" xlink:href="https://github.com/v2-dev/hideo" text:style-name="Internet_20_link" text:visited-style-name="Visited_20_Internet_20_Link"><text:span text:style-name="Internet_20_link">https://github.com/v2-dev/hideo</text:span></text:a></text:p>
      <text:p text:style-name="P10"><text:span text:style-name="Internet_20_link"/></text:p>
      <text:p text:style-name="P10"><text:span text:style-name="Internet_20_link"/></text:p>
      <text:p text:style-name="P10"><text:soft-page-break/><text:span text:style-name="Internet_20_link"/></text:p>
      <text:h text:style-name="Heading_20_2" text:outline-level="2"><text:bookmark-start text:name="__RefHeading___Toc1010_1589727070"/>Licenza d’uso<text:bookmark-end text:name="__RefHeading___Toc1010_1589727070"/></text:h>
      <text:p text:style-name="P9"/>
      <text:p text:style-name="P9">Il codice sorgente del progetto Hideo viene rilasciato secondo la Licenza MIT:</text:p>
      <text:p text:style-name="P11"/>
      <text:p text:style-name="P11">Copyright <text:span text:style-name="T17">©</text:span> <text:span text:style-name="T17">2017 G.Cassarà, G. Iannone, E.Savo</text:span><text:line-break/><text:line-break/>Con la presente si concede, a chiunque ottenga una copia di questo software e dei file di documentazione associati (il "Software"), l'autorizzazione a usare gratuitamente il Software senza alcuna limitazione, compresi i diritti di usare, copiare, modificare, unire, pubblicare, distribuire, cedere in sottolicenza e/o vendere copie del Software, nonché di permettere ai soggetti cui il Software è fornito di fare altrettanto, alle seguenti condizioni:<text:line-break/><text:line-break/>L'avviso di copyright indicato sopra e questo avviso di autorizzazione devono essere inclusi in ogni copia o parte sostanziale del Software.<text:line-break/><text:line-break/>IL SOFTWARE VIENE FORNITO "COSÌ COM'È", SENZA GARANZIE DI ALCUN TIPO, ESPLICITE O IMPLICITE, IVI INCLUSE, IN VIA ESEMPLIFICATIVA, LE GARANZIE DI COMMERCIABILITÀ, IDONEITÀ A UN FINE PARTICOLARE E NON VIOLAZIONE DEI DIRITTI ALTRUI. IN NESSUN CASO GLI AUTORI O I TITOLARI DEL COPYRIGHT SARANNO RESPONSABILI PER QUALSIASI RECLAMO, DANNO O ALTRO TIPO DI RESPONSABILITÀ, A SEGUITO DI AZIONE CONTRATTUALE, ILLECITO O ALTRO, DERIVANTE DA O IN CONNESSIONE AL SOFTWARE, AL SUO UTILIZZO O AD ALTRE OPERAZIONI CON LO STESSO.</text:p>
      <text:h text:style-name="P43" text:outline-level="1"><text:bookmark-start text:name="__RefHeading___Toc1706_365581491"/>Comportamento dell’applicazione<text:bookmark-end text:name="__RefHeading___Toc1706_365581491"/></text:h>
      <text:p text:style-name="Text_20_body"/>
      <text:h text:style-name="Heading_20_2" text:outline-level="2"><text:bookmark-start text:name="__RefHeading___Toc1306_453622907"/>Inizializzazione<text:bookmark-end text:name="__RefHeading___Toc1306_453622907"/></text:h>
      <text:p text:style-name="Text_20_body">All’avvio del programma, <text:span text:style-name="T20">attraverso la</text:span> <text:span text:style-name="T20">libreria </text:span><text:span text:style-name="T5">parse_conf_file.h,</text:span><text:span text:style-name="T20"> viene eseguita la lettura ed il parsing del file di configurazione </text:span><text:span text:style-name="T5">server.cfg, </text:span><text:span text:style-name="T23">contenente i parametri </text:span><text:span text:style-name="T21">riguardanti la </text:span>porta d’ascolto, <text:span text:style-name="T21">il </text:span>numero di thread, <text:span text:style-name="T21">lunghezza del </text:span>backlog e livello di log<text:span text:style-name="T21">ging richiesto. Avvenuta l’eventuale sostituzione dei parametri di default l’eseguibile inizializza</text:span> la socket d’ascolto <text:span text:style-name="T21">e le strutture dati relative al modulo WURFL (caricamento del database di User Agent), alla cache ed al logger.</text:span></text:p>
      <text:p text:style-name="P17"/>
      <text:h text:style-name="Heading_20_2" text:outline-level="2"><text:bookmark-start text:name="__RefHeading___Toc1308_453622907"/>Multithreading<text:bookmark-end text:name="__RefHeading___Toc1308_453622907"/></text:h>
      <text:p text:style-name="Text_20_body"><text:span text:style-name="T21">Terminata con successo l’inizializzazione vengono </text:span><text:span text:style-name="T6">spawnati</text:span><text:span text:style-name="T21"> </text:span>i worker thread che si occuperanno di servire i client: <text:span text:style-name="T21">l’eseguibile </text:span>entra in un loop <text:span text:style-name="T21">non terminante nel quale </text:span>accetta le connessioni dalla socket d’ascolto e<text:span text:style-name="T21">d</text:span> <text:span text:style-name="T27">accoda </text:span>il file descriptor della connessione <text:span text:style-name="T27">ad</text:span> <text:span text:style-name="T21">una lista FIFO acceduta in lettura dai </text:span>worker thread <text:span text:style-name="T27">in stato di IDLE. Ai thread viene infatti segnalato </text:span>che un nuovo file descriptor è stato aggiunto nella lista <text:span text:style-name="T28">perciò, mediante l’utilizzo dei Pthread Mutex, </text:span>uno dei thread prende l’esclusività sul file descriptor, <text:span text:style-name="T28">rimuovendolo </text:span>dalla lista e serve<text:span text:style-name="T28">ndo</text:span> il client <text:span text:style-name="T28">ivi collegato attraverso la</text:span> stessa socket (permanenza della connessione del protocollo HTTP/1.1).</text:p>
      <text:p text:style-name="Text_20_body"/>
      <text:h text:style-name="Heading_20_2" text:outline-level="2"><text:bookmark-start text:name="__RefHeading___Toc1712_365581491"/>Processamento della richiesta<text:bookmark-end text:name="__RefHeading___Toc1712_365581491"/></text:h>
      <text:p text:style-name="P18">Il thread, <text:span text:style-name="T29">terminata la copiatura dalla socket ad un buffer interno, effettua un parsing </text:span>d<text:span text:style-name="T29">el messaggio sia per controllarne l’effettiva validità ed aderenza alle specifiche </text:span>HTTP/1.1, <text:span text:style-name="T29">sia per discriminare tra i metodi GET ed HEAD (di cui veniva richiesta l’implementazione). </text:span></text:p>
      <text:p text:style-name="P18"><text:span text:style-name="T29">In caso di esito positivo viene invocato il modulo </text:span><text:span text:style-name="T24">WURFL </text:span><text:span text:style-name="T29">che, ricevuto in input il campo </text:span><text:span text:style-name="T4">User-Agent</text:span><text:span text:style-name="T22">, </text:span>restituisce <text:span text:style-name="T30">ulteriori valori quali </text:span>l<text:span text:style-name="T30">a risoluzione </text:span>del <text:span text:style-name="T30">dispositivo richiedente, nonché vengono </text:span>memorizza<text:span text:style-name="T31">ti il percorso del file richiesto ed i parametri specificati nel campo HTTP </text:span><text:span text:style-name="T7">Accept</text:span> <text:span text:style-name="T31">quali </text:span>il fattore di qualità e l’estensione <text:span text:style-name="T31">richiesta </text:span>per l’immagine.</text:p>
      <text:p text:style-name="P6"><text:soft-page-break/><text:span text:style-name="T32">Nel caso la richiesta riguardi un’immagine interviene il modulo cacher, che si occupa di inoltrare immediatamente il file s</text:span>e <text:span text:style-name="T33">questi è presente in</text:span> cache, <text:span text:style-name="T33">senza dover così eseguire nuovamente alcuna </text:span>operazione di conversione. <text:span text:style-name="T34">In caso di fallimento della ricerca l’immagine</text:span> viene convertita dal programma ImageMagick, inviata al client e <text:span text:style-name="T34">salvata </text:span>nella cache.</text:p>
      <text:p text:style-name="P6"/>
      <text:h text:style-name="Heading_20_2" text:outline-level="2"><text:bookmark-start text:name="__RefHeading___Toc1310_453622907"/>Inoltro del contenuto<text:bookmark-end text:name="__RefHeading___Toc1310_453622907"/></text:h>
      <text:p text:style-name="P19">Una volta intervenuto il cacher (nel caso delle immagini) od appurato che non vi siano errori di apertura della <text:span text:style-name="T4">index.html</text:span> l’applicativo si occupa di inoltrare una risposta al client, allegando o meno il file richiesto. In caso di errori con il file richiesto viene inoltrato un messaggio di errore HTTP 404 mentre, nel caso di un metodo non implementato, l’errore 501 </text:p>
      <text:p text:style-name="P19"/>
      <text:h text:style-name="Heading_20_2" text:outline-level="2"><text:bookmark-start text:name="__RefHeading___Toc1714_365581491"/>Chiusura della connessione<text:bookmark-end text:name="__RefHeading___Toc1714_365581491"/></text:h>
      <text:p text:style-name="P6">La connessione verrà chiusa <text:span text:style-name="T35">all’esplicita disconnessione del </text:span>client <text:span text:style-name="T35">od, in sua assenza, allo scadere di un </text:span>timeout d<text:span text:style-name="T35">i</text:span> connessione <text:span text:style-name="T36">altrimenti resettato ad ogni nuova richiesta.</text:span></text:p>
      <text:p text:style-name="Text_20_body"/>
      <text:p text:style-name="Text_20_body"/>
      <text:h text:style-name="P44" text:outline-level="1"><text:bookmark-start text:name="__RefHeading___Toc1716_365581491"/>WURFL<text:bookmark-end text:name="__RefHeading___Toc1716_365581491"/></text:h>
      <text:p text:style-name="Text_20_body"/>
      <text:h text:style-name="Heading_20_2" text:outline-level="2"><text:bookmark-start text:name="__RefHeading___Toc1024_1589727070"/>Introduzione<text:bookmark-end text:name="__RefHeading___Toc1024_1589727070"/></text:h>
      <text:p text:style-name="P21"><text:span text:style-name="T37">WURFL è un DDR (Device </text:span>Description Repository) <text:span text:style-name="T37">sviluppato da ScientiaMobile, ed è composto da un set di API e librerie che permettono di consultare il proprio database e fornire, dato in input lo User Agent, il maggior numero di informazioni sul dispositivo che sta attualmente navigato un sito web od un servizio. Nel nostro caso abbiamo sfruttato le API di WURFL per ottenere i valori di risoluzione del dispostivo richiedente.</text:span></text:p>
      <text:h text:style-name="Heading_20_2" text:outline-level="2"><text:bookmark-start text:name="__RefHeading___Toc1026_1589727070"/><text:span text:style-name="T61">O</text:span>ttenere WURFL<text:bookmark-end text:name="__RefHeading___Toc1026_1589727070"/></text:h>
      <text:p text:style-name="Text_20_body">Wurfl è un <text:span text:style-name="T38">S</text:span>oftware <text:span text:style-name="T39">p</text:span>roprietario: per ottenere una prova gratuita del programma bisogna <text:span text:style-name="T39">visitare il sito di ScientiaMobile (url: </text:span><text:a xlink:type="simple" xlink:href="https://www.scientiamobile.com/" text:style-name="Internet_20_link" text:visited-style-name="Visited_20_Internet_20_Link">https://www.scientiamobile.com/</text:a><text:span text:style-name="T39">) e scaricare la versione di prova</text:span> <text:span text:style-name="T39">(</text:span>Trial<text:span text:style-name="T39">)</text:span> di <text:s/>"WURFL InFuze C API". <text:span text:style-name="T39">Durante la procedura si verrà contattati da un operatore dell’azienda che si assicurerà dell’assenza di finalità commerciali nella richiesta, fornendo un pacchetto .deb contenente gli header ed un database WURFL.xml in versione comunque limitata.</text:span></text:p>
      <text:h text:style-name="Heading_20_2" text:outline-level="2"><text:bookmark-start text:name="__RefHeading___Toc1028_1589727070"/>Funzionamento<text:bookmark-end text:name="__RefHeading___Toc1028_1589727070"/></text:h>
      <text:p text:style-name="P23">Il funzionamento dell’ambiente WURFL, limitato alle funzioni da noi utilizzate, è ristretto al caricamento in memoria del Database del programma (un file .xml rappresentato in C da una <text:span text:style-name="T4">variabile opaca </text:span>wurfl_handle) ed alla sua interrogazione riguardo i dati estrapolabili dai vari User Agents.</text:p>
      <text:p text:style-name="P22"><text:span text:style-name="T39">Rimandiamo a</text:span>l<text:span text:style-name="T39">la documentazione originale domande sulle potenzialità delle API</text:span> <text:span text:style-name="T39">(</text:span><text:a xlink:type="simple" xlink:href="https://docs.scientiamobile.com/documentation/infuze/infuze-c-api-user-guide" text:style-name="Internet_20_link" text:visited-style-name="Visited_20_Internet_20_Link">https://docs.scientiamobile.com/documentation/infuze/infuze-c-api-user-guide</text:a><text:span text:style-name="T39">)</text:span></text:p>
      <text:p text:style-name="P23">dove, scorrendo, abbiamo potuto leggere che </text:p>
      <text:p text:style-name="Text_20_body"><text:tab/><text:span text:style-name="T4">"WURFL engine is thread safe and the intended design is that multiple <text:tab/>threads share the same wurfl_handle.",</text:span></text:p>
      <text:p text:style-name="P22"><text:span text:style-name="T25">ovvero che </text:span><text:span text:style-name="T4">wurfl_handle </text:span>è progettato per rispondere a più interrogazioni provenienti da <text:span text:style-name="T39">più </text:span>thread: <text:span text:style-name="T41">essendo il </text:span>Web<text:span text:style-name="T39">s</text:span>erver multi-thread <text:span text:style-name="T40">non abbiamo dovuto gestire il problema diversamente, ad esempio creando una coda FIFO di interrogazione per poter utilizzare un servizio monothread bloccante.</text:span></text:p>
      <text:h text:style-name="Heading_20_2" text:outline-level="2"><text:bookmark-start text:name="__RefHeading___Toc1030_1589727070"/><text:soft-page-break/>Osservazioni<text:bookmark-end text:name="__RefHeading___Toc1030_1589727070"/></text:h>
      <text:p text:style-name="P24"><text:span text:style-name="T42">Utilizzando </text:span>la libreria <text:span text:style-name="T42">WURFL non abbiamo potuto ignorare come nella quasi totalità dei dispositivi desktop testati la risoluzione comunicata fosse il valore di default di 800x600 pixel (valore fornito da WURFL in caso di identificazione fallita). A</text:span>prendo il file .<text:span text:style-name="T43">xml abbiamo constatato che il database fornitoci è limitato e non aggiornato, in particolare sono</text:span> presenti <text:span text:style-name="T43">principalmente </text:span>User Agent di dispositivi mobili. In questo modo sarebbe stato impossibile fare (in maniera rapida <text:span text:style-name="T43">e naturale</text:span>) test sull'adattamento dinamico delle immagini del nostro Web<text:span text:style-name="T43">s</text:span>erver, <text:span text:style-name="T43">perciò abbiamo ovviato utilizzando alcuni add-on per i nostri browser che ci permettevano di cambiare a nostro piacimento gli User Agent – ad esempio per Firefox abbiamo utilizzato il seguente:</text:span></text:p>
      <text:p text:style-name="P24"><text:tab/><text:a xlink:type="simple" xlink:href="https://addons.mozilla.org/it/firefox/addon/user-agent-switcher/" text:style-name="Internet_20_link" text:visited-style-name="Visited_20_Internet_20_Link">https://addons.mozilla.org/it/firefox/addon/user-agent-switcher/</text:a></text:p>
      <text:p text:style-name="Text_20_body"/>
      <text:h text:style-name="P44" text:outline-level="1"><text:bookmark-start text:name="__RefHeading___Toc1718_365581491"/>Adattamento dell’immagine<text:bookmark-end text:name="__RefHeading___Toc1718_365581491"/></text:h>
      <text:p text:style-name="Text_20_body"/>
      <text:h text:style-name="P48" text:outline-level="2"><text:bookmark-start text:name="__RefHeading___Toc1687_424251459"/>ImageMagick<text:bookmark-end text:name="__RefHeading___Toc1687_424251459"/></text:h>
      <text:p text:style-name="Text_20_body">Per convertire le immagini abbiamo <text:span text:style-name="T51">utilizzato</text:span> il comando <text:span text:style-name="T46">convert</text:span> del<text:span text:style-name="T57">la suite di manipolazione di immagini </text:span><text:span text:style-name="T12">ImageMagick</text:span>. Il comando viene lanciato mediante la chiamata di sistema <text:span text:style-name="T46">system</text:span> <text:span text:style-name="T57">che</text:span> <text:span text:style-name="T52">essenzialemente è un wrapper delle chiamate di sistema </text:span><text:span text:style-name="T47">fork+execve+wait</text:span><text:span text:style-name="T52">: viene creato un nuovo processo figlio che eseguirà il comando specificato, ed</text:span> <text:span text:style-name="T51">il</text:span> thread che che lancia la <text:span text:style-name="T48">system </text:span>rimane bloccato<text:span text:style-name="T4"> in attesa</text:span> che il figlio termini il suo lavoro, ovvero attende che la conversione dell'immagine <text:span text:style-name="T53">venga</text:span> <text:span text:style-name="T44">completata</text:span>. </text:p>
      <text:p text:style-name="P33"/>
      <text:h text:style-name="Heading_20_2" text:outline-level="2"><text:bookmark-start text:name="__RefHeading___Toc1689_424251459"/>Funzionamento <text:bookmark-end text:name="__RefHeading___Toc1689_424251459"/></text:h>
      <text:p text:style-name="Text_20_body"><text:span text:style-name="T51">Supponiamo </text:span>di <text:span text:style-name="T51">essere</text:span> in questa situazione: un thread riceve, tramite una socket, 10 richieste di immagini<text:span text:style-name="T54">, </text:span>da parte di un client. Il thread leggerà la prima richiesta, eseguirà la prima <text:span text:style-name="T46">system</text:span> (cioè la prima conversione), poi leggerà la seconda richiesta ed eseguirà la seconda <text:span text:style-name="T46">system</text:span>, e così via. <text:span text:style-name="T51">Seguendo questo approccio</text:span> il thread aspetta sempre che la conversione <text:span text:style-name="T8">i-esima</text:span> sia completata, prima di <text:span text:style-name="T55">lanciare</text:span> un nuovo processo per la conversione dell'immagine <text:span text:style-name="T4">i+1-esima</text:span>. </text:p>
      <text:p text:style-name="P29"/>
      <text:h text:style-name="Heading_20_2" text:outline-level="2"><text:bookmark-start text:name="__RefHeading___Toc1691_424251459"/>Oss<text:span text:style-name="T58">ervazioni</text:span><text:bookmark-end text:name="__RefHeading___Toc1691_424251459"/></text:h>
      <text:p text:style-name="P35">Il vantaggio di questo <text:span text:style-name="T51">approccio</text:span> è che le conversioni non sono a carico del <text:span text:style-name="T44">processo </text:span>server, ma di altri processi creati <text:span text:style-name="T4">ad hoc, </text:span><text:span text:style-name="T44">tuttavia </text:span>il thread che lancia la <text:span text:style-name="T46">system</text:span> deve comunque <text:span text:style-name="T4">aspettare</text:span> che la conversione termini<text:span text:style-name="T51">, </text:span>prima di poter <text:span text:style-name="T45">continuare</text:span> la sua esecuzione.</text:p>
      <text:p text:style-name="P35"/>
      <text:p text:style-name="P35">Abbiamo anche studiato approcci migliori che, tuttavia, abbiamo deciso di abbandonare in fase progettuale per mantenere in primis un codice semplice, lineare e facile da controllare in fase di debug e, soprattutto, per poter dedicare maggiore spazio all’implementazione, al debug ed al perfezionamento delle finalità principali del progetto. </text:p>
      <text:h text:style-name="Heading_20_2" text:outline-level="2"><text:bookmark-start text:name="__RefHeading___Toc1693_424251459"/><text:soft-page-break/>Un diverso approccio<text:bookmark-end text:name="__RefHeading___Toc1693_424251459"/></text:h>
      <text:p text:style-name="P35">Una delle possibili implementazioni consisteva nei seguenti punti cardine:</text:p>
      <text:p text:style-name="Text_20_body"/>
      <text:list xml:id="list2329283559165838262" text:style-name="L2">
        <text:list-item>
          <text:p text:style-name="P34">Il thread che serve il client legge la prima richiesta, e fa partire la prima conversione</text:p>
        </text:list-item>
        <text:list-item>
          <text:p text:style-name="P34">Senza aspettare che la conversione termini, legge la seconda richiesta, e fa partire la seconda conversione, e così via. </text:p>
        </text:list-item>
        <text:list-item>
          <text:p text:style-name="P34">Tra una lettura di una richiesta e l'altra, il thread controlla quali sono le immagini che sono state convertite completamente (ovvero i processi figli che hanno terminato il proprio lavoro) ed evade le relative richieste. </text:p>
        </text:list-item>
        <text:list-item>
          <text:p text:style-name="P34">Una singola conversione non blocca il thread, che risulterebbe così decisamente più veloce nel servire le richiese del client. </text:p>
        </text:list-item>
        <text:list-item>
          <text:p text:style-name="P34"><text:span text:style-name="T59">Per creare il processo per la conversione anziché la chiamata </text:span><text:span text:style-name="T50">system</text:span><text:span text:style-name="T59"> venivano utilizzate </text:span><text:span text:style-name="T49">fork + execve</text:span></text:p>
        </text:list-item>
        <text:list-item>
          <text:p text:style-name="P34"><text:span text:style-name="T59">Per controllare se un processo è terminato basta eseguire la </text:span><text:span text:style-name="T49">waitpid</text:span><text:span text:style-name="T56"> con parametro</text:span><text:span text:style-name="T49"> WNOHANG</text:span><text:span text:style-name="T56"> ( per rendere la verifica non bloccante).</text:span></text:p>
        </text:list-item>
      </text:list>
      <text:h text:style-name="P44" text:outline-level="1"><text:bookmark-start text:name="__RefHeading___Toc1720_365581491"/>Struttura ed <text:span text:style-name="T60">A</text:span>rchitettura dell’Applicazione<text:bookmark-end text:name="__RefHeading___Toc1720_365581491"/></text:h>
      <text:p text:style-name="Text_20_body"/>
      <text:h text:style-name="Heading_20_2" text:outline-level="2"><text:bookmark-start text:name="__RefHeading___Toc1722_365581491"/>Server<text:bookmark-end text:name="__RefHeading___Toc1722_365581491"/></text:h>
      <text:p text:style-name="Text_20_body">Il Server è organizzato in due componenti principali:</text:p>
      <text:p text:style-name="Text_20_body"/>
      <text:p text:style-name="Text_20_body"><text:tab/>• <text:tab/><text:span text:style-name="T62">Una funzione </text:span><text:span text:style-name="T4">main </text:span>che si occupa della gestione della socket TCP <text:tab/><text:tab/><text:tab/>accettando nuove connessioni;</text:p>
      <text:p text:style-name="Text_20_body"><text:tab/>• <text:tab/><text:span text:style-name="T63">U</text:span>n pool statico di thread worker che si occupa della gestione di ogni <text:tab/><text:tab/>singola connessione;</text:p>
      <text:p text:style-name="Text_20_body"/>
      <text:p text:style-name="P39">Per migliorare il tempo di risposta si è deciso di utilizzare la tecnica del <text:span text:style-name="T4">prethreading</text:span>, <text:span text:style-name="T64">ovvero impostando staticamente il </text:span>numero di thread del pool, specifica<text:span text:style-name="T64">ndolo </text:span>nel file di configurazione. </text:p>
      <text:p text:style-name="P39">Nello scegliere il numero di thread ottimale si dovrà tenere conto delle caratteristiche fisiche del calcolatore che eseguirà l’applicazione; <text:span text:style-name="T64">l</text:span>a trattazione di questo argomento <text:span text:style-name="T64">esula </text:span>dallo scopo di questo progetto, <text:span text:style-name="T64">tuttavia alcuni test preliminari hanno individuato come ottimali i valori contenuti nel range 10~30</text:span>. </text:p>
      <text:p text:style-name="Text_20_body"/>
      <text:h text:style-name="Heading_20_2" text:outline-level="2"><text:bookmark-start text:name="__RefHeading___Toc1724_365581491"/>Server main<text:bookmark-end text:name="__RefHeading___Toc1724_365581491"/></text:h>
      <text:p text:style-name="Text_20_body"><text:span text:style-name="T65">Inizializzate le varie componenti di Cacher, Logger, WURFL, la funzione principale </text:span>del server <text:span text:style-name="T65">passa all’inizializzazione e </text:span>gestione della socket TCP sulla porta specificata nel file di configurazione.</text:p>
      <text:p text:style-name="Text_20_body"><text:span text:style-name="T66">Questa funzione difatti </text:span>accetta una connessione in entrata, salva<text:span text:style-name="T66">ndo la socket relativa </text:span>in una lista chiamata <text:span text:style-name="T4">list_sock </text:span>e <text:span text:style-name="T4">sveglia </text:span><text:span text:style-name="T26">mediante </text:span>una signal uno dei thread del pool <text:span text:style-name="T66">in attesa </text:span>sulla condition.</text:p>
      <text:p text:style-name="Text_20_body"/>
      <text:p text:style-name="Text_20_body"/>
      <text:p text:style-name="Text_20_body"/>
      <text:h text:style-name="Heading_20_2" text:outline-level="2"><text:soft-page-break/>Thread <text:span text:style-name="T67">J</text:span>ob</text:h>
      <text:p text:style-name="Text_20_body">Ogni thread del pool esegue la funzione <text:span text:style-name="T4">thread_main</text:span>. Se non vuota, il worker estrae una socket dalla lista <text:span text:style-name="T4">list_sock</text:span>, altrimenti si mette in attesa di una nuova signal dal thread main. Il thread che è stato risvegliato chiama la funzione <text:span text:style-name="T4">thread_job()</text:span> in cui serve in loop il client connesso alla socket.</text:p>
      <text:p text:style-name="Text_20_body"><text:span text:style-name="T68">P</text:span>seudocodice relativo al loop di thread_job():</text:p>
      <text:p text:style-name="P37">infinite loop</text:p>
      <text:p text:style-name="P37"><text:span text:style-name="T68">{</text:span> </text:p>
      <text:p text:style-name="P36"><text:tab/>serve_request(socket_client);</text:p>
      <text:p text:style-name="P36"><text:tab/>if (some_error)</text:p>
      <text:p text:style-name="P36"><text:tab/><text:tab/>Free(socket_client);</text:p>
      <text:p text:style-name="P36"><text:tab/><text:tab/>close(socket_client);</text:p>
      <text:p text:style-name="P36"><text:tab/><text:tab/>break loop</text:p>
      <text:p text:style-name="P36"><text:tab/>else</text:p>
      <text:p text:style-name="P36"><text:tab/><text:tab/>continue loop <text:span text:style-name="T69">serving client etc.</text:span></text:p>
      <text:p text:style-name="P38">}</text:p>
      <text:h text:style-name="Heading_20_2" text:outline-level="2"><text:bookmark-start text:name="__RefHeading___Toc1036_1589727070"/>Funzione serve_request<text:bookmark-end text:name="__RefHeading___Toc1036_1589727070"/></text:h>
      <text:p text:style-name="Text_20_body">Nella funzione <text:span text:style-name="T4">serve_request(socket_client)</text:span> viene effettuato il parsing della richiesta http. Se gli header sono corretti, viene passato lo User Agent a WURFL, il quale interrogherà il suo database interno per restituire i valori di altezza e larghezza ottimali per lo User-Agent ricevuto; oltre allo User-Agent, il thread si interessa anche di ottenere i parametri dell’estensione dell’immagine e del fattore di qualità presenti nel campo Accept.</text:p>
      <text:p text:style-name="Text_20_body">Qualora nella transazione http il client specifica il seguente header</text:p>
      <text:p text:style-name="Text_20_body">Accept: */*</text:p>
      <text:p text:style-name="Text_20_body">Si assume di default q=1 e l’estensione dell’immagine richiesta png.</text:p>
      <text:p text:style-name="Text_20_body">Prima di effettuare la conversione di un’immagine si interroga la cache richimando la seguente funzione: </text:p>
      <text:p text:style-name="Text_20_body">obtain_file(immagine, x, y, q, ext....) </text:p>
      <text:p text:style-name="Text_20_body"><text:soft-page-break/>con x la larghezza dell’immagine, y la lunghezza, q il fattore di qualità ed ext l’estensione del file richiesta dal client. Se l’immagine richiesta non è presente in cache essa viene convertita chiamando la funzione esterna nConvert di ImageMagick, i cui parametri forniti sono gli stessi forniti alla cache. Dopo la conversione il file viene aggiunto nella cache e inviato al client. </text:p>
      <text:p text:style-name="Text_20_body"/>
      <text:h text:style-name="P44" text:outline-level="1"><text:bookmark-start text:name="__RefHeading___Toc1726_365581491"/>Cache<text:bookmark-end text:name="__RefHeading___Toc1726_365581491"/></text:h>
      <text:p text:style-name="Text_20_body"/>
      <text:h text:style-name="Heading_20_2" text:outline-level="2"><text:bookmark-start text:name="__RefHeading___Toc1038_1589727070"/><text:span text:style-name="T18">Funzionamento della </text:span>Cache LRU<text:bookmark-end text:name="__RefHeading___Toc1038_1589727070"/></text:h>
      <text:p text:style-name="Text_20_body">La cache da noi implementata memorizza tutti i file convertiti sull'hard disk, senza cancellarli mai. Inoltre, mantiene in ram i file utilizzati più di recente, in modo da poterli servire più velocemente ai thread che ne fanno richiesta.</text:p>
      <text:p text:style-name="Text_20_body"/>
      <text:p text:style-name="Text_20_body">Abbiamo realizzato quindi una cache LRU ( Least Recently Used). Entriamo nel dettaglio dell'implementazione. La struttura di dati della cache è suddivisa in due tabelle:</text:p>
      <text:p text:style-name="Text_20_body"/>
      <text:p text:style-name="Text_20_body">1) Tabella hash con liste di collisione: memorizza nodi chiamati hashNode: un nodo di questo tipo rappresenta un file presente su disco, ma non necessariamente anche in ram. Un hashNode contiene varie informazioni, tra cui il nome completo del file.</text:p>
      <text:p text:style-name="Text_20_body"/>
      <text:p text:style-name="Text_20_body">2) Coda LRU: è una coda che memorizza i nodi chiamati ramNode: un nodo di questo tipo rappresenta un file caricato in ram. Un ramNode contiene l'indirizzo del file in ram </text:p>
      <text:p text:style-name="Text_20_body">(tramite mmap). I ramNode utilizzati più recentemente sono memorizzati verso la testa della coda, mentre quelli meno utilizzati recentemente si trovano verso la fine della coda.</text:p>
      <text:p text:style-name="Text_20_body"/>
      <text:p text:style-name="Text_20_body">Se esiste l'hashNode per un certo file, non è detto che ci sia anche il ramNode per quel file, ossia, se un file è presente su disco, non è detto che ci sia anche la sua copia in ram. Se invece esiste un ramNode per un certo file, esisterà ovviamente anche l'hashNode di quel file, ossia se c'è una copia in ram di un file, c'è anche la sua copia su disco. Inoltre l'hashNode è collegato al ramNode relativo tramite puntatore. Se il ramNode non esiste per quell'hashNode, il puntatore ha valore NULL.</text:p>
      <text:p text:style-name="Text_20_body"><text:soft-page-break/></text:p>
      <text:p text:style-name="Text_20_body"><draw:frame draw:style-name="fr3" draw:name="Immagine1" text:anchor-type="paragraph" svg:width="17cm" svg:height="7.863cm" draw:z-index="1"><draw:image xlink:href="Pictures/100000000000094C0000044DECCE2C8B92942671.jpg" xlink:type="simple" xlink:show="embed" xlink:actuate="onLoad"/></draw:frame></text:p>
      <text:p text:style-name="Text_20_body"><text:tab/><text:tab/><text:tab/>Figura 1: rappresentazione di una cache LRU.</text:p>
      <text:p text:style-name="Text_20_body"/>
      <text:h text:style-name="Heading_20_2" text:outline-level="2"><text:bookmark-start text:name="__RefHeading___Toc1040_1589727070"/>Richiesta di un file<text:bookmark-end text:name="__RefHeading___Toc1040_1589727070"/></text:h>
      <text:p text:style-name="Text_20_body">Supponiamo di richiedere un file A al gestore della cache. Il gestore esegue una ricerca nella tabella hash per vedere innanzitutto se il file A è presente su disco. Se non esiste l'hashNode relativo al file A, significa che non esiste quel file su disco. Se siamo in questo caso, il file deve essere creato mediante una convert a partire dal file originale, settando i vari parametri di risoluzione, qualità, estensione. Dopodichè bisogna inserire il file appena convertito nella cache.</text:p>
      <text:p text:style-name="Text_20_body"/>
      <text:p text:style-name="Text_20_body">Se invece la ricerca ha successo, vale a dire se il gestore ha trovato l'hashNode relativo al file A, significa che come minimo il file A è presente su disco. Adesso basta controllare lo specifico campo puntatore dell'hashNode: se questo campo è diverso da NULL, allora il file A è anche caricato in ram. Mediante questo puntatore il gestore ottiene immediante il ramNode del file A, e quindi può restituire l'indirizzo in ram del file (che è, appunto, un attributo dell'oggetto ramNode). Inoltre, il gestore della cache sposta il ramNode del file A in testa alla coda LRU, in quanto è lui l'ultimo file richiesto.</text:p>
      <text:p text:style-name="Text_20_body"/>
      <text:p text:style-name="Text_20_body"><text:soft-page-break/>Se invece il campo puntatore è uguale a NULL, vuole dire che il file A è si presente su disco, ma non è caricato in ram, probabilmente perchè non è stato utilizzato per un certo tempo ed è stato cancellato. Bisogna quindi fare la open del file mediante il nome completo indicato dall'hashNode, fare la mmap del file descriptor ottenuto, creare il nuovo ramNode con i giusti parametri, e inserirlo alla testa della coda LRU. Dopodichè il gestore della cache restituisce al thread che ne ha fatto richiesta, l'indirizzo del file A in ram. Le successive richieste dello stesso file saranno servite più velocemente, in quanto il file sarà già caricato in ram.</text:p>
      <text:h text:style-name="Heading_20_2" text:outline-level="2"><text:bookmark-start text:name="__RefHeading___Toc1042_1589727070"/>Rimozione di una entry<text:bookmark-end text:name="__RefHeading___Toc1042_1589727070"/></text:h>
      <text:p text:style-name="Text_20_body">Se il file A non viene utilizzato per un certo lasso di tempo, può accadere che il suo ramNode finisca alla fine della coda LRU, e che quindi sia a "rischio cancellazione". Se il numero di ramNode presenti nella coda LRU supera un certo valore N, l'ultimo ramNode nella coda, cioè quello utilizzato meno recentemente, viene cancellato. La cancellazione del file consiste del fare la munmap dell'indirizzo del file in ram, nel settare il puntatore dell'hashNode che punta al ramNode al valore NULL, e nel liberare la memoria occupata dall'oggetto ramNode mediante una free. Adesso il file è ancora presente su disco, ma non è più caricato in ram.</text:p>
      <text:p text:style-name="Text_20_body"/>
      <text:p text:style-name="Text_20_body">Ricordiamo quindi che per "cancellazione" di un file intendiamo sempre una cancellazione dalla ram, il file su disco non viene mai cancellato.</text:p>
      <text:h text:style-name="Heading_20_2" text:outline-level="2"><text:bookmark-start text:name="__RefHeading___Toc1044_1589727070"/>Inserimento<text:bookmark-end text:name="__RefHeading___Toc1044_1589727070"/></text:h>
      <text:p text:style-name="Text_20_body">Abbiamo tralasciato nella trattazione l'inserimento iniziale di un file, cioè quando non esiste nemmeno una sua copia su disco. Il processo di inserimento iniziale consiste nei seguenti passi: il gestore della cache esegue la convert del file originale con dei parametri specifici di risoluzione, qualità, estensione, che gli sono stati dati dal thread che ne ha fatto richiesta. Il file convertito viene salvato nella cartella cache. Il nome completo del file appena creato sarà "cache/fileA/x/y/q/fileA.jpg". Adesso che il file è presente su disco, viene creato l'hashNode e inserito nella tabella hash, dopodichè viene creato il ramNode, e inserito alla testa della coda LRU.</text:p>
      <text:p text:style-name="Text_20_body"><text:soft-page-break/></text:p>
      <text:p text:style-name="Text_20_body"><draw:frame draw:style-name="fr3" draw:name="Immagine2" text:anchor-type="paragraph" svg:width="17cm" svg:height="17.235cm" draw:z-index="0"><draw:image xlink:href="Pictures/10000000000005A1000005B5489FE29C170518C6.jpg" xlink:type="simple" xlink:show="embed" xlink:actuate="onLoad"/></draw:frame><text:tab/><text:tab/><text:tab/><text:tab/><text:tab/></text:p>
      <text:p text:style-name="Text_20_body"><text:tab/><text:tab/>Figura 2: flowchart semplificato per una richiesta di un file al gestore della cache.</text:p>
      <text:h text:style-name="Heading_20_2" text:outline-level="2"><text:bookmark-start text:name="__RefHeading___Toc1046_1589727070"/>Osservazioni<text:bookmark-end text:name="__RefHeading___Toc1046_1589727070"/></text:h>
      <text:p text:style-name="Text_20_body">Valutiamo adesso le prestazioni della nostra cache. La cache funzionerebbe anche solo con la coda LRU, cioè senza l'implementazione della tabella hash. Ma questa tabella presenta importanti vantaggi:</text:p>
      <text:p text:style-name="Text_20_body"/>
      <text:p text:style-name="Text_20_body"><text:soft-page-break/>In primo luogo, essendo la tabella hash una struttura dati memorizzata in ram, ci permette di sapere in tempi rapidi quali file sono memorizzati su disco. Se il gestore della cache riceve la richiesta di un file non presente su disco, può accorgersi subito di questo fatto eseguendo una ricerca nella tabella. Senza utilizzare la tabella hash, il gestore avrebbe dovuto fare sempre la open del file richiesto, che, in caso di fallimento, avrebbe rivelato al gestore la mancanza del suddetto file. Ma la open è un'operazione molto lenta, in quanto coinvolge direttamente l'hard disk, ed è quindi meglio evitarla quando possibile. In questo modo noi evitiamo di eseguire le open di file che non esistono.</text:p>
      <text:p text:style-name="Text_20_body"/>
      <text:p text:style-name="Text_20_body">In secondo luogo, la tabella hash è utile anche a capire se un certo file è presente in ram. Infatti, ricordiamo che hashNode e ramNode sono collegati tra loro tramite puntatori, quindi trovare l'hashNode nella tabella hash equivale a trovare il ramNode associato. Senza tabella hash, avremmo dovuto scansionare nel caso peggiore tutti i ramNode presenti nella coda LRU, per trovare quello che ci interessa veramente.</text:p>
      <text:h text:style-name="Heading_20_2" text:outline-level="2"><text:bookmark-start text:name="__RefHeading___Toc1048_1589727070"/>Prestazioni<text:bookmark-end text:name="__RefHeading___Toc1048_1589727070"/></text:h>
      <text:p text:style-name="Text_20_body">Valutiamo adesso le prestazioni della cache in termini matematici:</text:p>
      <text:p text:style-name="Text_20_body"/>
      <text:p text:style-name="Text_20_body">Inserimenti: l'inserimento di un hashNode nella tabella hash consiste nel trovare la lista di collisione a lui "prefissata" mediante la funzione hash sul nome del file. L'inserimento dell'hashNode presenta quindi un costo O(1). L'inserimento del ramNode ha anch'esso un costo O(1), in quanto consiste semplicemente nel modificare adeguatamente i puntatori degli elementi nella testa della coda.</text:p>
      <text:p text:style-name="Text_20_body"/>
      <text:p text:style-name="Text_20_body">Cancellazioni: Gli hashNode non vengono mai cancellati. Le uniche cancellazioni che vengono eseguite sono quelle dei ramNode che si trovano in fondo alla coda LRU. Per trovare questi nodi non ci vuole molto, infatti basta accedere al nodo "Rear" della coda LRU e vedere all'indietro a quale ramNode punta. Quello è il ramNode da eliminare. Una volta eliminato il ramNode bisogna notificare all'hashNode associato che il suo ramNode non esiste più, bisogna cioè modificare il campo puntatore dell'hashNode che punta al ramNode , settandolo al <text:soft-page-break/>valore NULL. Per velocizzare tale operazione abbiamo aggiunto anche altro un puntatore, che collega il ramNode all'hashNode associato, quindi anche in questo caso riusciamo immediatamente a trovare l'hashNode che ci interessa. Di conseguenza, anche la cancellazione presenta un costo costante O(1).</text:p>
      <text:p text:style-name="Text_20_body"/>
      <text:p text:style-name="Text_20_body">Ricerca: Il costo per la ricerca del ramNode è dato dal costo della ricerca dell'hashNode, infatti una volta trovato l'hashNode riusciamo a recuperare immediatamente il ramNode associato, accedendo semplicemente al campo puntatore. Il costo per la ricerca di un hashNode è dato da:</text:p>
      <text:p text:style-name="Text_20_body"/>
      <text:p text:style-name="Text_20_body"><text:tab/><text:tab/><text:tab/>Tavg(n) = O(1+ α) , <text:s/>con α = n/m.</text:p>
      <text:p text:style-name="Text_20_body"/>
      <text:p text:style-name="Text_20_body">n è il numero di hashNode presenti nella tabella hash, m è il numero di liste di collisione della tabella, e il rapporto di questi due valori rappresenta il fattore di carico α. Se il fattore di carico α si mantiene "stabile", ossia se il numero di collisioni tra gli elementi si mantiene abbastanza basso, il tempo di ricerca può essere considerato pari ad un costo costante O(1).</text:p>
      <text:h text:style-name="Heading_20_2" text:outline-level="2"><text:bookmark-start text:name="__RefHeading___Toc1050_1589727070"/>Interfacce utilizzate <text:bookmark-end text:name="__RefHeading___Toc1050_1589727070"/></text:h>
      <text:p text:style-name="Text_20_body">Esaminiamo adesso le interfacce utilizzate dai thread per richiedere un file al gestore della cache:</text:p>
      <text:p text:style-name="Text_20_body"/>
      <text:p text:style-name="Text_20_body">char * obtain_file(struct cache * web_cache, char * name,</text:p>
      <text:p text:style-name="Text_20_body"><text:tab/>char * ext, int x, int y, int q, int * size, int file_type);</text:p>
      <text:p text:style-name="Text_20_body"/>
      <text:p text:style-name="Text_20_body">void release_file(struct cache * myCache, char * name, char * ext,</text:p>
      <text:p text:style-name="Text_20_body"><text:tab/><text:tab/><text:tab/>int x, int y, int q, int file_type);</text:p>
      <text:p text:style-name="Text_20_body"/>
      <text:p text:style-name="Text_20_body">web_cache: indirizzo dell'istanza della cache.</text:p>
      <text:p text:style-name="Text_20_body">name: nome del file da richiedere.</text:p>
      <text:p text:style-name="Text_20_body">ext: estensione del file da richiedere.</text:p>
      <text:p text:style-name="Text_20_body"><text:soft-page-break/>x, y: larghezza e altezza dell'immagine da richiedere.</text:p>
      <text:p text:style-name="Text_20_body">size: qui viene scritta la dimensione del file (serve per inviare correttamente il file al client)</text:p>
      <text:p text:style-name="Text_20_body">file_type: è un flag per capire se il file richiesto è una immagine o un file html, se è un file</text:p>
      <text:p text:style-name="Text_20_body"><text:tab/><text:tab/><text:tab/>html i parametri x,y, ext saranno ignorati.</text:p>
      <text:p text:style-name="Text_20_body"/>
      <text:p text:style-name="Text_20_body">L'interfaccia obtain_file serve per richiedere un certo file al gestore della cache, e restituisce l'indirizzo al primo byte del file richiesto. L'interfaccia release_file deve essere chiamata dalla componente che ha richiesto precedentemente il file, non appena ha finito di lavorare con esso. Questa seconda interfaccia è stata creata in seguito ad un problema che ci siamo posti. Supponiamo che un thread t richieda un file A. Il gestore della cache fornirà il file A al thread t, e sposterà il file A all'inizio della coda LRU. Il thread t comincierà quindi a lavorare con quel file, e, molto probabilmente, lo invierà ad un client che ne ha fatto richiesta. Supponiamo che mentre il thread t stia inviando il file al client, il server riceva un numero molto grande di richieste di altri file. Il gestore della cache servirà dunque l'elevata mole di richieste di file da parte dei vari thread, e, piano piano, il file A finirà in fondo alla coda LRU, fino ad arrivare al punto in cui il gestore deciderà di rimuoverlo, facendo anche la munmap dell'indirizzo in memoria. Ma è possibile che in questo frangente di tempo il thread t stia ancora inviando il file al client, e che quindi stia utilizzando la mappatura del file A in ram. Ciò potrebbe portare ad un invio non corrretto del file, o addirittura ad un Segmentation Fault. E' quindi necessario mantenere, per ogni file, un contatore di utilizzo, per sapere quanti thread stanno utilizzando quel file in un preciso momento. Quando viene chiamata la obtain_file, il contatore viene incrementato di uno, quando invece viene chiamata la release_file, il contatore viene decrementato di uno. Se un certo file si trova in fondo alla coda LRU, ma presenta il contatore &gt; 0, il gestore della cache capisce che quel file è utilizzato da qualcuno in quel momento, e quindi "chiude un occhio" e non lo preleva dalla coda. Questo contatore è memorizzato nell'hashNode del file. Questo avvenimento è naturalmente un caso limite, ma ci sembrava comunque giusto tenerne conto, in quanto non teoricamente impossibile.</text:p>
      <text:h text:style-name="P44" text:outline-level="1"><text:bookmark-start text:name="__RefHeading___Toc1728_365581491"/>Logger<text:bookmark-end text:name="__RefHeading___Toc1728_365581491"/></text:h>
      <text:h text:style-name="Heading_20_2" text:outline-level="2"><text:bookmark-start text:name="__RefHeading___Toc1052_1589727070"/>Livelli<text:bookmark-end text:name="__RefHeading___Toc1052_1589727070"/></text:h>
      <text:p text:style-name="Text_20_body">Per differenziare la tipologia dei messaggi che possono essere scritti sul file di log, abbiamo introdotto tre diversi flag:</text:p>
      <text:p text:style-name="Text_20_body"/>
      <text:p text:style-name="Text_20_body">Error: sono messaggi di errore, quindi hanno la massima importanza.</text:p>
      <text:p text:style-name="Text_20_body">Warning: sono messaggi di avviso.</text:p>
      <text:p text:style-name="Text_20_body">Info: sono messaggi a puro scopo informativo.</text:p>
      <text:p text:style-name="Text_20_body"/>
      <text:p text:style-name="Text_20_body">Ogni messaggio che viene scritto sul file di log, deve avere associato il relativo flag. Il logger viene inizializzato ad uno degli otto livelli disponibili, e, a seconda del livello di log impostato, il logger scriverà su file solo certi tipi di messaggi, ignorando gli altri. Per esempio, se impostiamo il logger al livello 5, scriverà sul file solo i messaggi di error e info, ignorando i messaggi di warning. Questa strategia ci permette di impostare il logger ad una tra tutte le configurazioni possibili.</text:p>
      <text:p text:style-name="Text_20_body"/>
      <table:table table:name="Tabella1" table:style-name="Tabella1">
        <table:table-column table:style-name="Tabella1.A" table:number-columns-repeated="4"/>
        <table:table-row>
          <table:table-cell table:style-name="Tabella1.A1" office:value-type="string">
            <text:p text:style-name="P26">Log level</text:p>
          </table:table-cell>
          <table:table-cell table:style-name="Tabella1.A1" office:value-type="string">
            <text:p text:style-name="P28">Error</text:p>
          </table:table-cell>
          <table:table-cell table:style-name="Tabella1.A1" office:value-type="string">
            <text:p text:style-name="P27">Warning</text:p>
          </table:table-cell>
          <table:table-cell table:style-name="Tabella1.D1" office:value-type="string">
            <text:p text:style-name="P27">Info</text:p>
          </table:table-cell>
        </table:table-row>
        <table:table-row>
          <table:table-cell table:style-name="Tabella1.A2" office:value-type="string">
            <text:p text:style-name="P26">0</text:p>
          </table:table-cell>
          <table:table-cell table:style-name="Tabella1.A2" office:value-type="string">
            <text:p text:style-name="P25"/>
          </table:table-cell>
          <table:table-cell table:style-name="Tabella1.A2" office:value-type="string">
            <text:p text:style-name="P25"/>
          </table:table-cell>
          <table:table-cell table:style-name="Tabella1.D2" office:value-type="string">
            <text:p text:style-name="P25"/>
          </table:table-cell>
        </table:table-row>
        <table:table-row>
          <table:table-cell table:style-name="Tabella1.A3" office:value-type="string">
            <text:p text:style-name="P26">1</text:p>
          </table:table-cell>
          <table:table-cell table:style-name="Tabella1.A3" office:value-type="string">
            <text:p text:style-name="P25">*</text:p>
          </table:table-cell>
          <table:table-cell table:style-name="Tabella1.A3" office:value-type="string">
            <text:p text:style-name="P25"/>
          </table:table-cell>
          <table:table-cell table:style-name="Tabella1.D3" office:value-type="string">
            <text:p text:style-name="P25"/>
          </table:table-cell>
        </table:table-row>
        <table:table-row>
          <table:table-cell table:style-name="Tabella1.A2" office:value-type="string">
            <text:p text:style-name="P26">2</text:p>
          </table:table-cell>
          <table:table-cell table:style-name="Tabella1.A2" office:value-type="string">
            <text:p text:style-name="P25"/>
          </table:table-cell>
          <table:table-cell table:style-name="Tabella1.A2" office:value-type="string">
            <text:p text:style-name="P25">*</text:p>
          </table:table-cell>
          <table:table-cell table:style-name="Tabella1.D2" office:value-type="string">
            <text:p text:style-name="P25"/>
          </table:table-cell>
        </table:table-row>
        <table:table-row>
          <table:table-cell table:style-name="Tabella1.A7" office:value-type="string">
            <text:p text:style-name="P26">3</text:p>
          </table:table-cell>
          <table:table-cell table:style-name="Tabella1.B5" office:value-type="string">
            <text:p text:style-name="P25">*</text:p>
          </table:table-cell>
          <table:table-cell table:style-name="Tabella1.C7" office:value-type="string">
            <text:p text:style-name="P25">*</text:p>
          </table:table-cell>
          <table:table-cell table:style-name="Tabella1.D5" office:value-type="string">
            <text:p text:style-name="P25"/>
          </table:table-cell>
        </table:table-row>
        <table:table-row>
          <table:table-cell table:style-name="Tabella1.A2" office:value-type="string">
            <text:p text:style-name="P26">4</text:p>
          </table:table-cell>
          <table:table-cell table:style-name="Tabella1.A2" office:value-type="string">
            <text:p text:style-name="P25"/>
          </table:table-cell>
          <table:table-cell table:style-name="Tabella1.A2" office:value-type="string">
            <text:p text:style-name="P25"/>
          </table:table-cell>
          <table:table-cell table:style-name="Tabella1.D2" office:value-type="string">
            <text:p text:style-name="P25">*</text:p>
          </table:table-cell>
        </table:table-row>
        <table:table-row>
          <table:table-cell table:style-name="Tabella1.A7" office:value-type="string">
            <text:p text:style-name="P26">5</text:p>
          </table:table-cell>
          <table:table-cell table:style-name="Tabella1.B7" office:value-type="string">
            <text:p text:style-name="P25">*</text:p>
          </table:table-cell>
          <table:table-cell table:style-name="Tabella1.C7" office:value-type="string">
            <text:p text:style-name="P25"/>
          </table:table-cell>
          <table:table-cell table:style-name="Tabella1.D7" office:value-type="string">
            <text:p text:style-name="P25">*</text:p>
          </table:table-cell>
        </table:table-row>
        <table:table-row>
          <table:table-cell table:style-name="Tabella1.A2" office:value-type="string">
            <text:p text:style-name="P26">6</text:p>
          </table:table-cell>
          <table:table-cell table:style-name="Tabella1.A2" office:value-type="string">
            <text:p text:style-name="P25"/>
          </table:table-cell>
          <table:table-cell table:style-name="Tabella1.A2" office:value-type="string">
            <text:p text:style-name="P25">*</text:p>
          </table:table-cell>
          <table:table-cell table:style-name="Tabella1.D2" office:value-type="string">
            <text:p text:style-name="P25">*</text:p>
          </table:table-cell>
        </table:table-row>
        <table:table-row table:style-name="Tabella1.9">
          <table:table-cell table:style-name="Tabella1.A9" office:value-type="string">
            <text:p text:style-name="P26">7</text:p>
          </table:table-cell>
          <table:table-cell table:style-name="Tabella1.B9" office:value-type="string">
            <text:p text:style-name="P25">*</text:p>
          </table:table-cell>
          <table:table-cell table:style-name="Tabella1.C9" office:value-type="string">
            <text:p text:style-name="P25">*</text:p>
          </table:table-cell>
          <table:table-cell table:style-name="Tabella1.D9" office:value-type="string">
            <text:p text:style-name="P25">*</text:p>
          </table:table-cell>
        </table:table-row>
      </table:table>
      <text:p text:style-name="Text_20_body"/>
      <text:h text:style-name="Heading_20_2" text:outline-level="2"><text:bookmark-start text:name="__RefHeading___Toc1054_1589727070"/><text:soft-page-break/>Implementazione<text:bookmark-end text:name="__RefHeading___Toc1054_1589727070"/></text:h>
      <text:p text:style-name="Text_20_body">Entriamo adesso nel dettaglio dell'implementazione. In seguito ad una discussione all'interno del gruppo di lavoro, è emerso che il logger avrebbe dovuto rispettare essenzialmente due punti:</text:p>
      <text:p text:style-name="Text_20_body"/>
      <text:p text:style-name="Text_20_body">1) I messaggi di log devono essere scritti su file il prima possibile, evitando di trattenerli nei buffer della ram. Infatti, se accidentalmente ci fosse un blackout, tutti i messaggi di log memorizzati in ram, ma non ancora scritti su disco, andrebbero perduti.</text:p>
      <text:p text:style-name="Text_20_body"/>
      <text:p text:style-name="Text_20_body">2) I messaggi di log non devono essere scritti dai thread che servono i client, per non rallentare le prestazioni dei servizi, in quanto le scritture su file sono operazioni molto costose.</text:p>
      <text:p text:style-name="Text_20_body"/>
      <text:p text:style-name="Text_20_body">La nostra implementazione finale è la seguente: un thread che vuole scrivere un messaggio sul file di log notifica ad un thread ad hoc, il garbadge thread, il relativo messaggio. Dopodichè il thread continua a servire il client, senza preoccuparsi del resto. Il messaggio viene inserito in una coda di messaggi, e al garbadge thread viene notificato il nuovo messaggio inserito. Il garbadge thread si sveglia, e svuota la coda di messaggi, scrivendo ogni messaggio sul file di log. Per scrivere i messaggi abbiamo utilizzato la write e non la printf,o altre funzioni bufferizzate simili, perchè appunto volevamo scrivere le informazioni su disco il prima possibile, per evitare la perdita di qualche messaggio in caso di malfunzionamento. Dopo aver svuotato la coda, il garbadge thread torna a dormire, in attesa di nuovi inserimenti.</text:p>
      <text:p text:style-name="Text_20_body"/>
      <text:p text:style-name="Text_20_body"/>
      <text:h text:style-name="Heading_20_2" text:outline-level="2"><text:bookmark-start text:name="__RefHeading___Toc1056_1589727070"/>Osservazioni<text:bookmark-end text:name="__RefHeading___Toc1056_1589727070"/></text:h>
      <text:p text:style-name="Text_20_body">Dal punto di visto di un thread esterno, la scrittura di un messaggio sul file di log risulta quindi abbastanza veloce, infatti consiste solo in operazioni effettuate in ram: acquisizione del lock della coda, inserimento del messaggio nella coda, invio di un segnale di "sveglia" al garbadge thread, rilascio del lock della coda.</text:p>
      <text:p text:style-name="Text_20_body"><text:soft-page-break/></text:p>
      <text:p text:style-name="Text_20_body"><draw:frame draw:style-name="fr4" draw:name="Image2" text:anchor-type="paragraph" svg:x="5.738cm" svg:y="0.28cm" svg:width="4.117cm" svg:height="9.253cm" draw:z-index="2"><draw:image xlink:href="Pictures/10000000000002DE000006723D456888F4A0BFBD.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tab/><text:tab/>Figura 1: scrittura sul log come vista da un thread esterno.<text:tab/><text:tab/></text:p>
      <text:p text:style-name="Text_20_body"/>
      <text:p text:style-name="Text_20_body"><draw:frame draw:style-name="fr4" draw:name="Image3" text:anchor-type="paragraph" svg:x="-0.143cm" svg:y="0.097cm" svg:width="14.631cm" svg:height="9.377cm" draw:z-index="3"><draw:image xlink:href="Pictures/10000000000008A50000058AA6444EA081C42317.jpg" xlink:type="simple" xlink:show="embed" xlink:actuate="onLoad"/></draw:frame><text:soft-page-break/></text:p>
      <text:p text:style-name="Text_20_body"/>
      <text:p text:style-name="Text_20_body"/>
      <text:p text:style-name="Text_20_body"><text:tab/><text:tab/><text:tab/>Figura 2: ciclo infinito del garbage thread.</text:p>
      <text:p text:style-name="Text_20_body"/>
      <text:h text:style-name="Heading_20_2" text:outline-level="2"><text:bookmark-start text:name="__RefHeading___Toc1058_1589727070"/>Interfacce<text:bookmark-end text:name="__RefHeading___Toc1058_1589727070"/></text:h>
      <text:p text:style-name="Text_20_body">L'interfaccia utilizzata dai thread per scrivere sul file di log è la seguente:</text:p>
      <text:p text:style-name="Text_20_body"/>
      <text:p text:style-name="Text_20_body">void toLog(int type, struct logger * myLogger, char * buf, ...);</text:p>
      <text:p text:style-name="Text_20_body"/>
      <text:p text:style-name="Text_20_body">type: tipo del messaggio (Error, Warning o Info);</text:p>
      <text:p text:style-name="Text_20_body">myLogger: un puntatore all'istanza del logger;</text:p>
      <text:p text:style-name="Text_20_body">buf: il messaggio da scrivere (è un testo formattato, con un numero illimitato di parametri)</text:p>
      <text:p text:style-name="Text_20_body"/>
      <text:h text:style-name="P44" text:outline-level="1"><text:bookmark-start text:name="__RefHeading___Toc1730_365581491"/>Performance e benchmarking<text:bookmark-end text:name="__RefHeading___Toc1730_365581491"/></text:h>
      <text:h text:style-name="Heading_20_2" text:outline-level="2"><text:bookmark-start text:name="__RefHeading___Toc1060_1589727070"/>Premesse<text:bookmark-end text:name="__RefHeading___Toc1060_1589727070"/></text:h>
      <text:p text:style-name="Text_20_body">I test, che sono stati effettuati con httperf, hanno messo in risalto il fatto che il server riesce a reggere fino 2305 connessioni al secondo con 20 worker thread attivi. Con valori più alti di connessioni al secondo, il server continua a funzionare ma con un degrado significativo delle prestazioni (maggior ritardo nella risposta, tempo di connessione medio significativamente più elevato).</text:p>
      <text:h text:style-name="P47" text:outline-level="2"><text:bookmark-start text:name="__RefHeading___Toc1062_1589727070"/>Test<text:bookmark-end text:name="__RefHeading___Toc1062_1589727070"/></text:h>
      <text:p text:style-name="Text_20_body"><text:s/>Alleghiamo di seguito dei grafici effettuati con una libreria Python MatplotLib, che riassumono i risultati dei test e li mettono a confronto con gli stessi effettuati su Apache2. In ascissa è riportato il valore del tasso di arrivo, misurato in richieste al secondo (req/s); in ordinata, invece, è riportato il tempo corrispondente, misurato in millisecondi(ms). </text:p>
      <text:p text:style-name="Text_20_body"/>
      <text:p text:style-name="Text_20_body"><draw:frame draw:style-name="fr4" draw:name="Image6" text:anchor-type="paragraph" svg:x="0.293cm" svg:y="0.111cm" svg:width="16.256cm" svg:height="12.192cm" draw:z-index="4"><draw:image xlink:href="Pictures/1000020100000280000001E090DE0B3D68D004D0.png" xlink:type="simple" xlink:show="embed" xlink:actuate="onLoad"/></draw:frame><text:soft-page-break/></text:p>
      <text:p text:style-name="Text_20_body"/>
      <text:p text:style-name="Text_20_body"/>
      <text:p text:style-name="Text_20_body"/>
      <text:p text:style-name="Text_20_body"><text:soft-page-break/></text:p>
      <text:p text:style-name="Text_20_body"/>
      <text:p text:style-name="Text_20_body"><draw:frame draw:style-name="fr4" draw:name="Image7" text:anchor-type="paragraph" svg:x="1.035cm" svg:y="-0.778cm" svg:width="14.93cm" svg:height="11.197cm" draw:z-index="5"><draw:image xlink:href="Pictures/1000020100000280000001E0BA3CDBF56D9F316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draw:frame draw:style-name="fr4" draw:name="Image8" text:anchor-type="paragraph" svg:x="0.933cm" svg:y="0.256cm" svg:width="15.242cm" svg:height="11.434cm" draw:z-index="6"><draw:image xlink:href="Pictures/1000020100000280000001E03F4B0FC1EDE1DE6A.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Image9" text:anchor-type="paragraph" svg:width="16.256cm" svg:height="12.192cm" draw:z-index="7"><draw:image xlink:href="Pictures/1000020100000280000001E0E5A2866332BBDFEC.png" xlink:type="simple" xlink:show="embed" xlink:actuate="onLoad"/></draw:frame></text:p>
      <text:p text:style-name="Text_20_body"/>
      <text:h text:style-name="Heading_20_2" text:outline-level="2"><text:bookmark-start text:name="__RefHeading___Toc1732_365581491"/>Analisi del test<text:bookmark-end text:name="__RefHeading___Toc1732_365581491"/></text:h>
      <text:p text:style-name="Text_20_body"/>
      <text:p text:style-name="Text_20_body"><text:soft-page-break/>Questi test sono stati effettuati su una macchina virtuale con un processore e due core virtuali. Lo scopo del test era quello di vedere la performance del nostro web server relativa a quello del web server più famoso, Apache2.</text:p>
      <text:p text:style-name="Text_20_body">Naturalmente le performance di Apache2 sono nettamente superiori tranne per quanto riguarda i tempi di risposta. Il nostro web server ha delle prestazioni simili a quelle di Apache fino a un burst di 2300 connessioni al secondo, dopodiché le sue prestazioni decadono. </text:p>
      <text:p text:style-name="Text_20_body">Il motivo è ovvio: Apache2 ha alle spalle dieci anni di sviluppo da parte dei sviluppatori della Apache Foundation. </text:p>
      <text:p text:style-name="Text_20_body">Inoltre l’architettura è più complessa: è multi-processo multi-thread, dunque in grado di servire molte più connessioni simultaneamente. </text:p>
      <text:p text:style-name="Text_20_body">La sorpresa è stato quello di vedere i tempi di risposta migliori rispetto ad Apache. </text:p>
      <text:p text:style-name="Text_20_body">Una delle ipotesi per cui i tempi di risposta sono più stringenti è dovuta alla leggerezza architetturale della nostra applicazione. Perciò se i tempi di connessione sono penalizzati in quanto il pool di thread è limitato (se i thread sono occupati vi saranno sicuramente molti client in attesa e ciò aumenta necessariamenti i tempi di connessione), d’altro lato possiamo vantare una maggior leggerezza a livello software, migliorando dunque i tempi di risposta.</text:p>
      <text:h text:style-name="P44" text:outline-level="1"><text:bookmark-start text:name="__RefHeading___Toc1734_365581491"/>Utilizzo <text:span text:style-name="T18">dell’ap</text:span>plicazione<text:bookmark-end text:name="__RefHeading___Toc1734_365581491"/></text:h>
      <text:h text:style-name="Heading_20_2" text:outline-level="2"><text:bookmark-start text:name="__RefHeading___Toc1064_1589727070"/>Prerequisiti<text:bookmark-end text:name="__RefHeading___Toc1064_1589727070"/></text:h>
      <text:h text:style-name="Heading_20_2" text:outline-level="2"><text:bookmark-start text:name="__RefHeading___Toc1066_1589727070"/>Compilazione<text:bookmark-end text:name="__RefHeading___Toc1066_1589727070"/></text:h>
      <text:h text:style-name="Heading_20_2" text:outline-level="2"><text:bookmark-start text:name="__RefHeading___Toc1068_1589727070"/>Esecuzione<text:bookmark-end text:name="__RefHeading___Toc1068_1589727070"/></text:h>
      <text:p text:style-name="Text_20_body">Per avviare il server è necessario andare nella cartella webserver all’interno del progetto. Qui sarà presente un file chiamato server. Sarà sufficiente digitare da terminale :</text:p>
      <text:p text:style-name="Text_20_body">./server <text:s/>per avviare l’applicazione. Da notare che prima dell’avvio del comando bisognerà completare il file di configurazione server.cfg , che contiene i seguenti parametri (con valori di default per evitare errori):</text:p>
      <text:list xml:id="list9184650407961917343" text:style-name="L1">
        <text:list-item>
          <text:p text:style-name="P32">SERVER. Questo parametro specifica il numero di porta dalla quale si desidera avere accesso al webserver.</text:p>
        </text:list-item>
        <text:list-item>
          <text:p text:style-name="P32">THREADS. Numero di thread del pool statico. </text:p>
        </text:list-item>
        <text:list-item>
          <text:p text:style-name="P32">BACKLOG. Numero massimo di connessioni accettate in coda.</text:p>
        </text:list-item>
        <text:list-item>
          <text:p text:style-name="P32">LOGLVL. <text:s/>Livello di scrittura del log. Ricordiamo che possiamo scegliere tra: NFO, WARN, ERR.</text:p>
        </text:list-item>
      </text:list>
      <text:p text:style-name="Text_20_body">Dopo aver avviato il server con il comando, a quel punto possiamo aprire un qualunque browser digitando sulla barra degli indirizzi 127.0.0.1:&lt;numero_porta&gt; , ed usufruire a quel punto dell’applicazione. </text:p>
      <text:p text:style-name="Text_20_body"/>
      <text:p text:style-name="Text_20_body">(qua ci vuole lo screen dell’applicazione)</text:p>
      <text:p text:style-name="Text_20_body"/>
      <text:p text:style-name="Text_20_body"/>
      <text:h text:style-name="P45" text:outline-level="1"><text:bookmark-start text:name="__RefHeading___Toc1736_365581491"/>Conclusioni<text:bookmark-end text:name="__RefHeading___Toc1736_365581491"/></text:h>
      <text:p text:style-name="Text_20_body"><text:line-break/>Come team ci riteniamo soddisfatti del lavoro svolto. In particolar modo siamo soddisfatti di alcune soluzione che abbiamo adottato per lo sviluppo del progetto, come la cache e il logging. </text:p>
      <text:p text:style-name="Text_20_body">Col senno del poi abbiamo pensato che ci sono diverse ottimizzazione da poter implementare: una di queste è quello di parallelizzare la conversione dell’immagine, ovvero se ci sono più richieste di immagini dallo stesso client invece che convertire l’immagine una ad una, bloccando il thread fino a quando non viene convertita ogni singola immagine, convertire le immagini in parallelo; ci sarà un metodo per avvisare il thread quando è pronta la nuova immagine così da poterla inviare al client. Questo migliorerebbe notevolmente le prestazioni del web server in quanto potrebbe succedere nel caso peggiore che per ogni thread il client richiede tutte immagini che non sono presenti nella cache, e se il thread dovesse convertirle tutte in pipeline i tempi di attesa sarebbero molto elevati. <text:line-break/><text:line-break/>Un’ulteriore miglioramento potrebbe essere quello di rendere il pool di thread dinamico. In base alla percentuale di thread in attività nel sistema, decidere se creare nuovi thread oppure ucciderli, migliorando la risposta del web server in caso di burst di traffico elevati e al tempo stesso risparmiare le risorse del server nel caso in cui non c’è attività.</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Corsivo" style:font-family-generic="roman" style:font-pitch="variable"/>
    <style:font-face style:name="Times New Roman2" svg:font-family="'Times New Roman'" style:font-adornments="Grassetto"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1cm" fo:margin-right="1cm" fo:margin-top="0.101cm" fo:margin-bottom="0.101cm" loext:contextual-spacing="false" fo:line-height="135%" fo:text-align="justify" style:justify-single-word="false" fo:text-indent="0cm" style:auto-text-indent="false" style:page-number="auto" style:vertical-align="auto" style:snap-to-layout-grid="true"/>
      <style:text-properties style:font-name="Times New Roman" fo:font-family="'Times New Roman'" style:font-style-name="Normale" style:font-family-generic="roman" style:font-pitch="variable" fo:font-size="13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master-page-name="">
      <style:paragraph-properties fo:margin-left="1.6cm" fo:margin-right="0cm" fo:margin-top="0.199cm" fo:margin-bottom="0cm" loext:contextual-spacing="false" fo:line-height="100%" style:register-true="false" fo:text-indent="0cm" style:auto-text-indent="false" style:page-number="auto" text:number-lines="false" text:line-number="0">
        <style:tab-stops>
          <style:tab-stop style:position="8.544cm" style:type="center"/>
          <style:tab-stop style:position="17.089cm" style:type="right"/>
        </style:tab-stops>
      </style:paragraph-properties>
      <style:text-properties fo:font-size="10.5pt" fo:font-weight="bold" style:font-size-asian="10.5pt"/>
    </style:style>
    <style:style style:name="Footer" style:family="paragraph" style:parent-style-name="Standard" style:class="extra">
      <style:paragraph-properties text:number-lines="false" text:line-number="0">
        <style:tab-stops>
          <style:tab-stop style:position="8.544cm" style:type="center"/>
          <style:tab-stop style:position="17.08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style-name="Corsivo" style:font-family-generic="roman" style:font-pitch="variable" fo:font-size="36pt" fo:font-style="normal" fo:font-weight="normal" style:font-size-asian="28pt" style:font-weight-asian="bold" style:font-size-complex="28pt" style:font-weight-complex="normal"/>
    </style:style>
    <style:style style:name="Heading_20_1" style:display-name="Heading 1" style:family="paragraph" style:next-style-name="Text_20_body" style:auto-update="true" style:default-outline-level="1" style:class="text" style:master-page-name="">
      <style:paragraph-properties fo:margin-left="0cm" fo:margin-right="0cm" fo:margin-top="0.423cm" fo:margin-bottom="0.212cm" loext:contextual-spacing="false" fo:text-indent="0cm" style:auto-text-indent="false" style:page-number="auto" style:shadow="none">
        <style:tab-stops/>
      </style:paragraph-properties>
      <style:text-properties style:font-name="Times New Roman2" fo:font-family="'Times New Roman'" style:font-style-name="Grassetto" style:font-family-generic="roman" style:font-pitch="variable" fo:font-size="150%" fo:font-weight="bold" fo:background-color="transparent"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Times New Roman2" fo:font-family="'Times New Roman'" style:font-style-name="Grassetto" style:font-family-generic="roman" style:font-pitch="variable" fo:font-size="14pt" fo:font-weight="bold" style:font-size-asian="115%" style:font-weight-asian="bold" style:font-size-complex="115%"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3cm" fo:margin-right="0cm" fo:line-height="100%" fo:text-indent="0cm" style:auto-text-indent="false">
        <style:tab-stops>
          <style:tab-stop style:position="16.589cm" style:type="right" style:leader-style="dotted" style:leader-text="."/>
        </style:tab-stops>
      </style:paragraph-properties>
      <style:text-properties fo:font-size="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aption_20_characters" style:display-name="Caption characters" style:family="text"/>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0.817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Times New Roman3" fo:font-size="9pt" fo:font-style="italic" style:font-size-asian="9pt" style:font-style-asian="italic" style:font-size-complex="9pt" style:font-style-complex="italic"/>
    </style:style>
    <style:style style:name="MP2" style:family="paragraph" style:parent-style-name="Footer">
      <style:text-properties style:font-name="Times New Roman3" fo:font-size="10pt" fo:font-style="italic" style:font-size-asian="10pt" style:font-style-asian="italic" style:font-size-complex="10pt" style:font-style-complex="italic"/>
    </style:style>
    <style:style style:name="MP3" style:family="paragraph" style:parent-style-name="Footer">
      <style:paragraph-properties fo:text-align="end" style:justify-single-word="false"/>
      <style:text-properties style:font-name="Times New Roman3" fo:font-size="11pt" style:font-size-asian="9.60000038146973pt" style:font-size-complex="11pt"/>
    </style:style>
    <style:style style:name="MP4" style:family="paragraph" style:parent-style-name="Footer">
      <style:text-properties style:font-name="Times New Roman3" fo:font-size="11pt" style:font-size-asian="9.60000038146973pt" style:font-size-complex="11pt"/>
    </style:style>
    <style:style style:name="MT1" style:family="text">
      <style:text-properties officeooo:rsid="00091c78"/>
    </style:style>
    <style:style style:name="MT2" style:family="text">
      <style:text-properties officeooo:rsid="0014288e"/>
    </style:style>
    <style:page-layout style:name="Mpm1">
      <style:page-layout-properties fo:page-width="21.001cm" fo:page-height="29.7cm" style:num-format="1" style:print-orientation="portrait" fo:margin-top="1.205cm" fo:margin-bottom="1.362cm" fo:margin-left="2.085cm" fo:margin-right="1.827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svg:height="1.088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773cm" fo:margin-bottom="1.628cm" fo:margin-left="2.069cm" fo:margin-right="2.04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umber-and-name" text:outline-level="1">9. Utilizzo dell’applicazione</text:chapter></text:p>
      </style:header>
      <style:header-left>
        <text:p text:style-name="MP2"><text:span text:style-name="MT1">Hideo - </text:span>Web Server con adattamento dinamico di contenuti static<text:span text:style-name="MT2">i</text:span></text:p>
      </style:header-left>
      <style:footer>
        <text:p text:style-name="MP3"><text:page-number text:select-page="current">29</text:page-number></text:p>
      </style:footer>
      <style:footer-left>
        <text:p text:style-name="MP4"><text:page-number text:select-page="current">30</text:page-number></text:p>
      </style:footer-left>
    </style:master-page>
    <style:master-page style:name="First_20_Page" style:display-name="First Page" style:page-layout-name="Mpm2" style:next-style-name="Standard"/>
    <style:master-page style:name="Index"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0T15:08:11.311521517</meta:creation-date>
    <dc:date>2017-08-27T13:17:04.772527569</dc:date>
    <meta:editing-duration>PT7H1M55S</meta:editing-duration>
    <meta:editing-cycles>66</meta:editing-cycles>
    <meta:generator>LibreOffice/5.1.6.2$Linux_X86_64 LibreOffice_project/10m0$Build-2</meta:generator>
    <meta:document-statistic meta:table-count="1" meta:image-count="10" meta:object-count="0" meta:page-count="34" meta:paragraph-count="263" meta:word-count="5266" meta:character-count="33803" meta:non-whitespace-character-count="28706"/>
  </office:meta>
</office:document-meta>
</file>